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statu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statu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statu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gif" manifest:full-path="Pictures/10000000000000320000004678901F75.gif"/>
  <manifest:file-entry manifest:media-type="image/png" manifest:full-path="Pictures/10000000000000BC0000012E837FDEE0.png"/>
  <manifest:file-entry manifest:media-type="image/gif" manifest:full-path="Pictures/100000000000003200000046890C9135.gif"/>
  <manifest:file-entry manifest:media-type="image/gif" manifest:full-path="Pictures/1000000000000032000000461E998E55.gif"/>
  <manifest:file-entry manifest:media-type="image/png" manifest:full-path="Pictures/100000000000006400000078116E29CD.png"/>
  <manifest:file-entry manifest:media-type="image/gif" manifest:full-path="Pictures/100000000000003200000046488EAA80.gif"/>
  <manifest:file-entry manifest:media-type="image/png" manifest:full-path="Pictures/100000000000018B0000016741EF52EE.png"/>
  <manifest:file-entry manifest:media-type="image/gif" manifest:full-path="Pictures/1000000000000032000000468FE63F62.gif"/>
  <manifest:file-entry manifest:media-type="image/gif" manifest:full-path="Pictures/100000000000003200000046C7B1DCD4.gif"/>
  <manifest:file-entry manifest:media-type="image/gif" manifest:full-path="Pictures/100000000000003200000046E80E802C.gif"/>
  <manifest:file-entry manifest:media-type="image/gif" manifest:full-path="Pictures/1000000000000032000000465EF55496.gif"/>
  <manifest:file-entry manifest:media-type="image/gif" manifest:full-path="Pictures/1000000000000032000000461976414E.gif"/>
  <manifest:file-entry manifest:media-type="image/gif" manifest:full-path="Pictures/10000000000000320000004619A77659.gif"/>
  <manifest:file-entry manifest:media-type="image/gif" manifest:full-path="Pictures/100000000000003200000046AB1AB365.gif"/>
  <manifest:file-entry manifest:media-type="image/gif" manifest:full-path="Pictures/100000000000003200000046EE2A7351.gif"/>
  <manifest:file-entry manifest:media-type="image/gif" manifest:full-path="Pictures/1000000000000032000000467CDA8A81.gif"/>
  <manifest:file-entry manifest:media-type="image/gif" manifest:full-path="Pictures/100000000000003200000046DDD7A4C1.gif"/>
  <manifest:file-entry manifest:media-type="image/gif" manifest:full-path="Pictures/100000000000003200000046FF02A253.gif"/>
  <manifest:file-entry manifest:media-type="image/gif" manifest:full-path="Pictures/10000000000000320000004601D4D996.gif"/>
  <manifest:file-entry manifest:media-type="image/gif" manifest:full-path="Pictures/100000000000003200000046CEBBC5F4.gif"/>
  <manifest:file-entry manifest:media-type="image/gif" manifest:full-path="Pictures/1000000000000032000000460D187668.gif"/>
  <manifest:file-entry manifest:media-type="image/gif" manifest:full-path="Pictures/100000000000003200000046E3A9957C.gif"/>
  <manifest:file-entry manifest:media-type="image/png" manifest:full-path="Pictures/10000000000000DB000000F592F2507A.png"/>
  <manifest:file-entry manifest:media-type="image/gif" manifest:full-path="Pictures/100000000000003200000046E49C8C67.gif"/>
  <manifest:file-entry manifest:media-type="image/gif" manifest:full-path="Pictures/10000000000000320000004609F24956.gif"/>
  <manifest:file-entry manifest:media-type="image/gif" manifest:full-path="Pictures/10000000000000320000004675D27092.gif"/>
  <manifest:file-entry manifest:media-type="image/gif" manifest:full-path="Pictures/100000000000003200000046712A7D7C.gif"/>
  <manifest:file-entry manifest:media-type="image/gif" manifest:full-path="Pictures/10000000000000320000004693DBD6E7.gif"/>
  <manifest:file-entry manifest:media-type="image/gif" manifest:full-path="Pictures/10000000000000320000004612746E71.gif"/>
  <manifest:file-entry manifest:media-type="image/gif" manifest:full-path="Pictures/100000000000003200000046B980A54B.gif"/>
  <manifest:file-entry manifest:media-type="image/gif" manifest:full-path="Pictures/1000000000000032000000464D9C78EB.gif"/>
  <manifest:file-entry manifest:media-type="image/gif" manifest:full-path="Pictures/10000000000000320000004613C1EBA2.gif"/>
  <manifest:file-entry manifest:media-type="image/gif" manifest:full-path="Pictures/100000000000003200000046CDA9D41B.gif"/>
  <manifest:file-entry manifest:media-type="image/gif" manifest:full-path="Pictures/100000000000003200000046A37E185A.gif"/>
  <manifest:file-entry manifest:media-type="image/gif" manifest:full-path="Pictures/1000000000000032000000460ADF5B15.gif"/>
  <manifest:file-entry manifest:media-type="image/gif" manifest:full-path="Pictures/1000000000000032000000461D9FAE65.gif"/>
  <manifest:file-entry manifest:media-type="image/gif" manifest:full-path="Pictures/100000000000003200000046EB9BD4AF.gif"/>
  <manifest:file-entry manifest:media-type="image/gif" manifest:full-path="Pictures/1000000000000032000000468AAC2BE6.gif"/>
  <manifest:file-entry manifest:media-type="image/gif" manifest:full-path="Pictures/100000000000003200000046CF307B02.gif"/>
  <manifest:file-entry manifest:media-type="image/gif" manifest:full-path="Pictures/1000000000000032000000465B851180.gif"/>
  <manifest:file-entry manifest:media-type="image/png" manifest:full-path="Pictures/10000000000000DB00000137D4EFFA27.png"/>
  <manifest:file-entry manifest:media-type="image/gif" manifest:full-path="Pictures/1000000000000032000000469842CAF5.gif"/>
  <manifest:file-entry manifest:media-type="image/gif" manifest:full-path="Pictures/1000000000000032000000468DBC29D2.gif"/>
  <manifest:file-entry manifest:media-type="image/gif" manifest:full-path="Pictures/10000000000000320000004622BECD75.gif"/>
  <manifest:file-entry manifest:media-type="image/gif" manifest:full-path="Pictures/1000000000000032000000466F92D621.gif"/>
  <manifest:file-entry manifest:media-type="image/gif" manifest:full-path="Pictures/1000000000000032000000462E0F05CD.gif"/>
  <manifest:file-entry manifest:media-type="image/png" manifest:full-path="Pictures/100000000000000C0000000CB2B89B07.png"/>
  <manifest:file-entry manifest:media-type="image/gif" manifest:full-path="Pictures/10000000000000320000004608D7FF4F.gif"/>
  <manifest:file-entry manifest:media-type="image/gif" manifest:full-path="Pictures/1000000000000032000000463BBB2926.gif"/>
  <manifest:file-entry manifest:media-type="image/gif" manifest:full-path="Pictures/100000000000003200000046B99C6D0E.gif"/>
  <manifest:file-entry manifest:media-type="image/gif" manifest:full-path="Pictures/1000000000000032000000467DF2888D.gif"/>
  <manifest:file-entry manifest:media-type="image/gif" manifest:full-path="Pictures/10000000000000320000004655AD4EC5.gif"/>
  <manifest:file-entry manifest:media-type="image/gif" manifest:full-path="Pictures/10000000000000320000004603AE280D.gif"/>
  <manifest:file-entry manifest:media-type="image/gif" manifest:full-path="Pictures/100000000000003200000046D1F46EBC.gif"/>
  <manifest:file-entry manifest:media-type="image/gif" manifest:full-path="Pictures/100000000000003200000046B214001C.gif"/>
  <manifest:file-entry manifest:media-type="image/gif" manifest:full-path="Pictures/100000000000003200000046FD94F0EC.gif"/>
  <manifest:file-entry manifest:media-type="image/gif" manifest:full-path="Pictures/100000000000003200000046BFA97A6A.gif"/>
  <manifest:file-entry manifest:media-type="image/gif" manifest:full-path="Pictures/100000000000003200000046D9B33800.gif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statu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statu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statu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145/Configurations2/statu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148/Configurations2/statu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" manifest:full-path="ObjectReplacements/Object 139"/>
  <manifest:file-entry manifest:media-type="application/x-openoffice-gdimetafile;windows_formatname=&quot;GDIMetaFile&quot;" manifest:full-path="ObjectReplacements/Object 90"/>
  <manifest:file-entry manifest:media-type="" manifest:full-path="ObjectReplacements/Object 91"/>
  <manifest:file-entry manifest:media-type="" manifest:full-path="ObjectReplacements/Object 92"/>
  <manifest:file-entry manifest:media-type="" manifest:full-path="ObjectReplacements/Object 93"/>
  <manifest:file-entry manifest:media-type="" manifest:full-path="ObjectReplacements/Object 94"/>
  <manifest:file-entry manifest:media-type="" manifest:full-path="ObjectReplacements/Object 95"/>
  <manifest:file-entry manifest:media-type="" manifest:full-path="ObjectReplacements/Object 96"/>
  <manifest:file-entry manifest:media-type="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98"/>
  <manifest:file-entry manifest:media-type="application/x-openoffice-gdimetafile;windows_formatname=&quot;GDIMetaFile&quot;" manifest:full-path="ObjectReplacements/Object 41"/>
  <manifest:file-entry manifest:media-type="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40"/>
  <manifest:file-entry manifest:media-type="" manifest:full-path="ObjectReplacements/Object 141"/>
  <manifest:file-entry manifest:media-type="" manifest:full-path="ObjectReplacements/Object 142"/>
  <manifest:file-entry manifest:media-type="" manifest:full-path="ObjectReplacements/Object 143"/>
  <manifest:file-entry manifest:media-type="" manifest:full-path="ObjectReplacements/Object 144"/>
  <manifest:file-entry manifest:media-type="" manifest:full-path="ObjectReplacements/Object 145"/>
  <manifest:file-entry manifest:media-type="" manifest:full-path="ObjectReplacements/Object 146"/>
  <manifest:file-entry manifest:media-type="" manifest:full-path="ObjectReplacements/Object 147"/>
  <manifest:file-entry manifest:media-type="" manifest:full-path="ObjectReplacements/Object 148"/>
  <manifest:file-entry manifest:media-type="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" manifest:full-path="ObjectReplacements/Object 150"/>
  <manifest:file-entry manifest:media-type="" manifest:full-path="ObjectReplacements/Object 151"/>
  <manifest:file-entry manifest:media-type="" manifest:full-path="ObjectReplacements/Object 152"/>
  <manifest:file-entry manifest:media-type="" manifest:full-path="ObjectReplacements/Object 153"/>
  <manifest:file-entry manifest:media-type="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" manifest:full-path="ObjectReplacements/Object 100"/>
  <manifest:file-entry manifest:media-type="application/x-openoffice-gdimetafile;windows_formatname=&quot;GDIMetaFile&quot;" manifest:full-path="ObjectReplacements/Object 158"/>
  <manifest:file-entry manifest:media-type="" manifest:full-path="ObjectReplacements/Object 101"/>
  <manifest:file-entry manifest:media-type="" manifest:full-path="ObjectReplacements/Object 159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" manifest:full-path="ObjectReplacements/Object 105"/>
  <manifest:file-entry manifest:media-type="" manifest:full-path="ObjectReplacements/Object 106"/>
  <manifest:file-entry manifest:media-type="application/x-openoffice-gdimetafile;windows_formatname=&quot;GDIMetaFile&quot;" manifest:full-path="ObjectReplacements/Object 107"/>
  <manifest:file-entry manifest:media-type="" manifest:full-path="ObjectReplacements/Object 108"/>
  <manifest:file-entry manifest:media-type="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" manifest:full-path="ObjectReplacements/Object 160"/>
  <manifest:file-entry manifest:media-type="application/x-openoffice-gdimetafile;windows_formatname=&quot;GDIMetaFile&quot;" manifest:full-path="ObjectReplacements/Object 13"/>
  <manifest:file-entry manifest:media-type="" manifest:full-path="ObjectReplacements/Object 161"/>
  <manifest:file-entry manifest:media-type="application/x-openoffice-gdimetafile;windows_formatname=&quot;GDIMetaFile&quot;" manifest:full-path="ObjectReplacements/Object 14"/>
  <manifest:file-entry manifest:media-type="" manifest:full-path="ObjectReplacements/Object 162"/>
  <manifest:file-entry manifest:media-type="application/x-openoffice-gdimetafile;windows_formatname=&quot;GDIMetaFile&quot;" manifest:full-path="ObjectReplacements/Object 15"/>
  <manifest:file-entry manifest:media-type="" manifest:full-path="ObjectReplacements/Object 163"/>
  <manifest:file-entry manifest:media-type="application/x-openoffice-gdimetafile;windows_formatname=&quot;GDIMetaFile&quot;" manifest:full-path="ObjectReplacements/Object 16"/>
  <manifest:file-entry manifest:media-type="" manifest:full-path="ObjectReplacements/Object 164"/>
  <manifest:file-entry manifest:media-type="application/x-openoffice-gdimetafile;windows_formatname=&quot;GDIMetaFile&quot;" manifest:full-path="ObjectReplacements/Object 17"/>
  <manifest:file-entry manifest:media-type="" manifest:full-path="ObjectReplacements/Object 165"/>
  <manifest:file-entry manifest:media-type="application/x-openoffice-gdimetafile;windows_formatname=&quot;GDIMetaFile&quot;" manifest:full-path="ObjectReplacements/Object 18"/>
  <manifest:file-entry manifest:media-type="" manifest:full-path="ObjectReplacements/Object 16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67"/>
  <manifest:file-entry manifest:media-type="" manifest:full-path="ObjectReplacements/Object 110"/>
  <manifest:file-entry manifest:media-type="" manifest:full-path="ObjectReplacements/Object 168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69"/>
  <manifest:file-entry manifest:media-type="" manifest:full-path="ObjectReplacements/Object 112"/>
  <manifest:file-entry manifest:media-type="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" manifest:full-path="ObjectReplacements/Object 118"/>
  <manifest:file-entry manifest:media-type="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" manifest:full-path="ObjectReplacements/Object 78"/>
  <manifest:file-entry manifest:media-type="application/x-openoffice-gdimetafile;windows_formatname=&quot;GDIMetaFile&quot;" manifest:full-path="ObjectReplacements/Object 21"/>
  <manifest:file-entry manifest:media-type="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24"/>
  <manifest:file-entry manifest:media-type="" manifest:full-path="ObjectReplacements/Object 172"/>
  <manifest:file-entry manifest:media-type="application/x-openoffice-gdimetafile;windows_formatname=&quot;GDIMetaFile&quot;" manifest:full-path="ObjectReplacements/Object 25"/>
  <manifest:file-entry manifest:media-type="" manifest:full-path="ObjectReplacements/Object 173"/>
  <manifest:file-entry manifest:media-type="application/x-openoffice-gdimetafile;windows_formatname=&quot;GDIMetaFile&quot;" manifest:full-path="ObjectReplacements/Object 26"/>
  <manifest:file-entry manifest:media-type="" manifest:full-path="ObjectReplacements/Object 174"/>
  <manifest:file-entry manifest:media-type="application/x-openoffice-gdimetafile;windows_formatname=&quot;GDIMetaFile&quot;" manifest:full-path="ObjectReplacements/Object 27"/>
  <manifest:file-entry manifest:media-type="" manifest:full-path="ObjectReplacements/Object 175"/>
  <manifest:file-entry manifest:media-type="application/x-openoffice-gdimetafile;windows_formatname=&quot;GDIMetaFile&quot;" manifest:full-path="ObjectReplacements/Object 28"/>
  <manifest:file-entry manifest:media-type="" manifest:full-path="ObjectReplacements/Object 176"/>
  <manifest:file-entry manifest:media-type="application/x-openoffice-gdimetafile;windows_formatname=&quot;GDIMetaFile&quot;" manifest:full-path="ObjectReplacements/Object 29"/>
  <manifest:file-entry manifest:media-type="" manifest:full-path="ObjectReplacements/Object 177"/>
  <manifest:file-entry manifest:media-type="" manifest:full-path="ObjectReplacements/Object 1"/>
  <manifest:file-entry manifest:media-type="" manifest:full-path="ObjectReplacements/Object 120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2"/>
  <manifest:file-entry manifest:media-type="" manifest:full-path="ObjectReplacements/Object 121"/>
  <manifest:file-entry manifest:media-type="" manifest:full-path="ObjectReplacements/Object 179"/>
  <manifest:file-entry manifest:media-type="application/x-openoffice-gdimetafile;windows_formatname=&quot;GDIMetaFile&quot;" manifest:full-path="ObjectReplacements/Object 3"/>
  <manifest:file-entry manifest:media-type="" manifest:full-path="ObjectReplacements/Object 122"/>
  <manifest:file-entry manifest:media-type="application/x-openoffice-gdimetafile;windows_formatname=&quot;GDIMetaFile&quot;" manifest:full-path="ObjectReplacements/Object 4"/>
  <manifest:file-entry manifest:media-type="" manifest:full-path="ObjectReplacements/Object 123"/>
  <manifest:file-entry manifest:media-type="" manifest:full-path="ObjectReplacements/Object 5"/>
  <manifest:file-entry manifest:media-type="" manifest:full-path="ObjectReplacements/Object 124"/>
  <manifest:file-entry manifest:media-type="application/x-openoffice-gdimetafile;windows_formatname=&quot;GDIMetaFile&quot;" manifest:full-path="ObjectReplacements/Object 6"/>
  <manifest:file-entry manifest:media-type="" manifest:full-path="ObjectReplacements/Object 125"/>
  <manifest:file-entry manifest:media-type="application/x-openoffice-gdimetafile;windows_formatname=&quot;GDIMetaFile&quot;" manifest:full-path="ObjectReplacements/Object 7"/>
  <manifest:file-entry manifest:media-type="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" manifest:full-path="ObjectReplacements/Object 129"/>
  <manifest:file-entry manifest:media-type="" manifest:full-path="ObjectReplacements/Object 80"/>
  <manifest:file-entry manifest:media-type="" manifest:full-path="ObjectReplacements/Object 81"/>
  <manifest:file-entry manifest:media-type="" manifest:full-path="ObjectReplacements/Object 82"/>
  <manifest:file-entry manifest:media-type="" manifest:full-path="ObjectReplacements/Object 83"/>
  <manifest:file-entry manifest:media-type="" manifest:full-path="ObjectReplacements/Object 84"/>
  <manifest:file-entry manifest:media-type="application/x-openoffice-gdimetafile;windows_formatname=&quot;GDIMetaFile&quot;" manifest:full-path="ObjectReplacements/Object 85"/>
  <manifest:file-entry manifest:media-type="" manifest:full-path="ObjectReplacements/Object 86"/>
  <manifest:file-entry manifest:media-type="" manifest:full-path="ObjectReplacements/Object 87"/>
  <manifest:file-entry manifest:media-type="application/x-openoffice-gdimetafile;windows_formatname=&quot;GDIMetaFile&quot;" manifest:full-path="ObjectReplacements/Object 30"/>
  <manifest:file-entry manifest:media-type="" manifest:full-path="ObjectReplacements/Object 88"/>
  <manifest:file-entry manifest:media-type="" manifest:full-path="ObjectReplacements/Object 31"/>
  <manifest:file-entry manifest:media-type="" manifest:full-path="ObjectReplacements/Object 89"/>
  <manifest:file-entry manifest:media-type="application/x-openoffice-gdimetafile;windows_formatname=&quot;GDIMetaFile&quot;" manifest:full-path="ObjectReplacements/Object 32"/>
  <manifest:file-entry manifest:media-type="" manifest:full-path="ObjectReplacements/Object 18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51/Configurations2/statu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52/Configurations2/statu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153/Configurations2/statu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154/Configurations2/statu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156/Configurations2/statu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157/Configurations2/statu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58/Configurations2/statu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59/Configurations2/statusbar/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60/Configurations2/statu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61/Configurations2/statu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3/Configurations2/statu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64/Configurations2/statusbar/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65/Configurations2/statu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66/Configurations2/statu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67/Configurations2/statusbar/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68/Configurations2/statu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69/Configurations2/statusba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70/Configurations2/statusba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71/Configurations2/statu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4/Configurations2/statu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75/Configurations2/statusba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76/Configurations2/statu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77/Configurations2/statu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178/Configurations2/statu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statu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179/Configurations2/statu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statu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statu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80/Configurations2/statu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Domyślnie-notes">
      <style:graphic-properties draw:fill-color="#ffffff" draw:auto-grow-height="true" fo:min-height="13.365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omyślnie">
        <office:forms form:automatic-focus="false" form:apply-design-mode="false"/>
        <draw:frame draw:style-name="gr1" draw:text-style-name="P1" draw:layer="layout" svg:width="1.322cm" svg:height="1.851cm" svg:x="18.5cm" svg:y="1cm">
          <draw:image xlink:href="Pictures/1000000000000032000000461E998E55.gif" xlink:type="simple" xlink:show="embed" xlink:actuate="onLoad">
            <text:p/>
          </draw:image>
        </draw:frame>
        <draw:frame draw:style-name="gr1" draw:text-style-name="P1" draw:layer="layout" svg:width="1.322cm" svg:height="1.851cm" svg:x="17cm" svg:y="1cm">
          <draw:image xlink:href="Pictures/100000000000003200000046FF02A253.gif" xlink:type="simple" xlink:show="embed" xlink:actuate="onLoad">
            <text:p/>
          </draw:image>
        </draw:frame>
        <draw:frame draw:style-name="gr1" draw:text-style-name="P1" draw:layer="layout" svg:width="1.322cm" svg:height="1.851cm" svg:x="15.5cm" svg:y="1cm">
          <draw:image xlink:href="Pictures/10000000000000320000004613C1EBA2.gif" xlink:type="simple" xlink:show="embed" xlink:actuate="onLoad">
            <text:p/>
          </draw:image>
        </draw:frame>
        <draw:frame draw:style-name="gr1" draw:text-style-name="P1" draw:layer="layout" svg:width="1.322cm" svg:height="1.851cm" svg:x="14cm" svg:y="1cm">
          <draw:image xlink:href="Pictures/10000000000000320000004603AE280D.gif" xlink:type="simple" xlink:show="embed" xlink:actuate="onLoad">
            <text:p/>
          </draw:image>
        </draw:frame>
        <draw:frame draw:style-name="gr1" draw:text-style-name="P1" draw:layer="layout" svg:width="1.322cm" svg:height="1.851cm" svg:x="12.5cm" svg:y="1cm">
          <draw:image xlink:href="Pictures/100000000000003200000046B99C6D0E.gif" xlink:type="simple" xlink:show="embed" xlink:actuate="onLoad">
            <text:p/>
          </draw:image>
        </draw:frame>
        <draw:frame draw:style-name="gr1" draw:text-style-name="P1" draw:layer="layout" svg:width="1.322cm" svg:height="1.851cm" svg:x="9.5cm" svg:y="1cm">
          <draw:image xlink:href="Pictures/1000000000000032000000464D9C78EB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1cm">
          <draw:image xlink:href="Pictures/1000000000000032000000467CDA8A81.gif" xlink:type="simple" xlink:show="embed" xlink:actuate="onLoad">
            <text:p/>
          </draw:image>
        </draw:frame>
        <draw:frame draw:style-name="gr1" draw:text-style-name="P1" draw:layer="layout" svg:width="1.322cm" svg:height="1.851cm" svg:x="0.678cm" svg:y="1cm">
          <draw:image xlink:href="Pictures/1000000000000032000000462E0F05CD.gif" xlink:type="simple" xlink:show="embed" xlink:actuate="onLoad">
            <text:p/>
          </draw:image>
        </draw:frame>
        <draw:frame draw:style-name="gr1" draw:text-style-name="P1" draw:layer="layout" svg:width="1.322cm" svg:height="1.851cm" svg:x="2.178cm" svg:y="1cm">
          <draw:image xlink:href="Pictures/100000000000003200000046C7B1DCD4.gif" xlink:type="simple" xlink:show="embed" xlink:actuate="onLoad">
            <text:p/>
          </draw:image>
        </draw:frame>
        <draw:frame draw:style-name="gr1" draw:text-style-name="P1" draw:layer="layout" svg:width="1.322cm" svg:height="1.851cm" svg:x="3.678cm" svg:y="1cm">
          <draw:image xlink:href="Pictures/1000000000000032000000465B851180.gif" xlink:type="simple" xlink:show="embed" xlink:actuate="onLoad">
            <text:p/>
          </draw:image>
        </draw:frame>
        <draw:frame draw:style-name="gr1" draw:text-style-name="P1" draw:layer="layout" svg:width="1.5cm" svg:height="1.851cm" svg:x="5cm" svg:y="1cm">
          <draw:image xlink:href="Pictures/100000000000003200000046BFA97A6A.gif" xlink:type="simple" xlink:show="embed" xlink:actuate="onLoad">
            <text:p/>
          </draw:image>
        </draw:frame>
        <draw:frame draw:style-name="gr2" draw:text-style-name="P1" draw:layer="layout" svg:width="1.322cm" svg:height="1.851cm" svg:x="6.678cm" svg:y="1cm">
          <draw:image xlink:href="Pictures/100000000000003200000046D9B33800.gif" xlink:type="simple" xlink:show="embed" xlink:actuate="onLoad">
            <text:p/>
          </draw:image>
        </draw:frame>
        <draw:frame draw:style-name="gr1" draw:text-style-name="P1" draw:layer="layout" svg:width="1.322cm" svg:height="1.851cm" svg:x="17cm" svg:y="3cm">
          <draw:image xlink:href="Pictures/100000000000003200000046EE2A7351.gif" xlink:type="simple" xlink:show="embed" xlink:actuate="onLoad">
            <text:p/>
          </draw:image>
        </draw:frame>
        <draw:frame draw:style-name="gr1" draw:text-style-name="P1" draw:layer="layout" svg:width="1.322cm" svg:height="1.851cm" svg:x="15.5cm" svg:y="3cm">
          <draw:image xlink:href="Pictures/100000000000003200000046E80E802C.gif" xlink:type="simple" xlink:show="embed" xlink:actuate="onLoad">
            <text:p/>
          </draw:image>
        </draw:frame>
        <draw:frame draw:style-name="gr1" draw:text-style-name="P1" draw:layer="layout" svg:width="1.322cm" svg:height="1.851cm" svg:x="18.5cm" svg:y="3cm">
          <draw:image xlink:href="Pictures/1000000000000032000000469842CAF5.gif" xlink:type="simple" xlink:show="embed" xlink:actuate="onLoad">
            <text:p/>
          </draw:image>
        </draw:frame>
        <draw:frame draw:style-name="gr1" draw:text-style-name="P1" draw:layer="layout" svg:width="1.322cm" svg:height="1.851cm" svg:x="14cm" svg:y="3cm">
          <draw:image xlink:href="Pictures/1000000000000032000000466F92D621.gif" xlink:type="simple" xlink:show="embed" xlink:actuate="onLoad">
            <text:p/>
          </draw:image>
        </draw:frame>
        <draw:frame draw:style-name="gr1" draw:text-style-name="P1" draw:layer="layout" svg:width="1.322cm" svg:height="1.851cm" svg:x="12.5cm" svg:y="3cm">
          <draw:image xlink:href="Pictures/100000000000003200000046FD94F0EC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3cm">
          <draw:image xlink:href="Pictures/10000000000000320000004675D27092.gif" xlink:type="simple" xlink:show="embed" xlink:actuate="onLoad">
            <text:p/>
          </draw:image>
        </draw:frame>
        <draw:frame draw:style-name="gr1" draw:text-style-name="P1" draw:layer="layout" svg:width="1.322cm" svg:height="1.851cm" svg:x="9.5cm" svg:y="3cm">
          <draw:image xlink:href="Pictures/100000000000003200000046DDD7A4C1.gif" xlink:type="simple" xlink:show="embed" xlink:actuate="onLoad">
            <text:p/>
          </draw:image>
        </draw:frame>
        <draw:frame draw:style-name="gr1" draw:text-style-name="P1" draw:layer="layout" svg:width="1.322cm" svg:height="1.851cm" svg:x="8.178cm" svg:y="3cm">
          <draw:image xlink:href="Pictures/100000000000003200000046EB9BD4AF.gif" xlink:type="simple" xlink:show="embed" xlink:actuate="onLoad">
            <text:p/>
          </draw:image>
        </draw:frame>
        <draw:frame draw:style-name="gr1" draw:text-style-name="P1" draw:layer="layout" svg:width="1.322cm" svg:height="1.851cm" svg:x="6.678cm" svg:y="3cm">
          <draw:image xlink:href="Pictures/1000000000000032000000461D9FAE65.gif" xlink:type="simple" xlink:show="embed" xlink:actuate="onLoad">
            <text:p/>
          </draw:image>
        </draw:frame>
        <draw:frame draw:style-name="gr1" draw:text-style-name="P1" draw:layer="layout" svg:width="1.322cm" svg:height="1.851cm" svg:x="0.678cm" svg:y="3cm">
          <draw:image xlink:href="Pictures/10000000000000320000004693DBD6E7.gif" xlink:type="simple" xlink:show="embed" xlink:actuate="onLoad">
            <text:p/>
          </draw:image>
        </draw:frame>
        <draw:frame draw:style-name="gr1" draw:text-style-name="P1" draw:layer="layout" svg:width="1.322cm" svg:height="1.851cm" svg:x="2.178cm" svg:y="3cm">
          <draw:image xlink:href="Pictures/1000000000000032000000463BBB2926.gif" xlink:type="simple" xlink:show="embed" xlink:actuate="onLoad">
            <text:p/>
          </draw:image>
        </draw:frame>
        <draw:frame draw:style-name="gr1" draw:text-style-name="P1" draw:layer="layout" svg:width="1.322cm" svg:height="1.851cm" svg:x="3.678cm" svg:y="3cm">
          <draw:image xlink:href="Pictures/1000000000000032000000468AAC2BE6.gif" xlink:type="simple" xlink:show="embed" xlink:actuate="onLoad">
            <text:p/>
          </draw:image>
        </draw:frame>
        <draw:frame draw:style-name="gr1" draw:text-style-name="P1" draw:layer="layout" svg:width="1.322cm" svg:height="1.851cm" svg:x="5.178cm" svg:y="3cm">
          <draw:image xlink:href="Pictures/100000000000003200000046B214001C.gif" xlink:type="simple" xlink:show="embed" xlink:actuate="onLoad">
            <text:p/>
          </draw:image>
        </draw:frame>
        <draw:frame draw:style-name="gr1" draw:text-style-name="P1" draw:layer="layout" svg:width="1.322cm" svg:height="1.851cm" svg:x="18.5cm" svg:y="5cm">
          <draw:image xlink:href="Pictures/100000000000003200000046E49C8C67.gif" xlink:type="simple" xlink:show="embed" xlink:actuate="onLoad">
            <text:p/>
          </draw:image>
        </draw:frame>
        <draw:frame draw:style-name="gr1" draw:text-style-name="P1" draw:layer="layout" svg:width="1.322cm" svg:height="1.851cm" svg:x="17cm" svg:y="5cm">
          <draw:image xlink:href="Pictures/1000000000000032000000467DF2888D.gif" xlink:type="simple" xlink:show="embed" xlink:actuate="onLoad">
            <text:p/>
          </draw:image>
        </draw:frame>
        <draw:frame draw:style-name="gr1" draw:text-style-name="P1" draw:layer="layout" svg:width="1.322cm" svg:height="1.851cm" svg:x="15.5cm" svg:y="5cm">
          <draw:image xlink:href="Pictures/100000000000003200000046D1F46EBC.gif" xlink:type="simple" xlink:show="embed" xlink:actuate="onLoad">
            <text:p/>
          </draw:image>
        </draw:frame>
        <draw:frame draw:style-name="gr1" draw:text-style-name="P1" draw:layer="layout" svg:width="1.322cm" svg:height="1.851cm" svg:x="14cm" svg:y="5cm">
          <draw:image xlink:href="Pictures/1000000000000032000000460D187668.gif" xlink:type="simple" xlink:show="embed" xlink:actuate="onLoad">
            <text:p/>
          </draw:image>
        </draw:frame>
        <draw:frame draw:style-name="gr1" draw:text-style-name="P1" draw:layer="layout" svg:width="1.322cm" svg:height="1.851cm" svg:x="12.5cm" svg:y="5cm">
          <draw:image xlink:href="Pictures/100000000000003200000046CF307B02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5cm">
          <draw:image xlink:href="Pictures/1000000000000032000000468DBC29D2.gif" xlink:type="simple" xlink:show="embed" xlink:actuate="onLoad">
            <text:p/>
          </draw:image>
        </draw:frame>
        <draw:frame draw:style-name="gr1" draw:text-style-name="P1" draw:layer="layout" svg:width="1.322cm" svg:height="1.851cm" svg:x="9.5cm" svg:y="5cm">
          <draw:image xlink:href="Pictures/10000000000000320000004622BECD75.gif" xlink:type="simple" xlink:show="embed" xlink:actuate="onLoad">
            <text:p/>
          </draw:image>
        </draw:frame>
        <draw:frame draw:style-name="gr1" draw:text-style-name="P1" draw:layer="layout" svg:width="1.322cm" svg:height="1.851cm" svg:x="8.178cm" svg:y="5cm">
          <draw:image xlink:href="Pictures/100000000000003200000046AB1AB365.gif" xlink:type="simple" xlink:show="embed" xlink:actuate="onLoad">
            <text:p/>
          </draw:image>
        </draw:frame>
        <draw:frame draw:style-name="gr1" draw:text-style-name="P1" draw:layer="layout" svg:width="1.322cm" svg:height="1.851cm" svg:x="6.678cm" svg:y="5cm">
          <draw:image xlink:href="Pictures/1000000000000032000000461976414E.gif" xlink:type="simple" xlink:show="embed" xlink:actuate="onLoad">
            <text:p/>
          </draw:image>
        </draw:frame>
        <draw:frame draw:style-name="gr1" draw:text-style-name="P1" draw:layer="layout" svg:width="1.322cm" svg:height="1.851cm" svg:x="5.178cm" svg:y="5cm">
          <draw:image xlink:href="Pictures/100000000000003200000046B980A54B.gif" xlink:type="simple" xlink:show="embed" xlink:actuate="onLoad">
            <text:p/>
          </draw:image>
        </draw:frame>
        <draw:frame draw:style-name="gr1" draw:text-style-name="P1" draw:layer="layout" svg:width="1.322cm" svg:height="1.851cm" svg:x="3.678cm" svg:y="5cm">
          <draw:image xlink:href="Pictures/100000000000003200000046890C9135.gif" xlink:type="simple" xlink:show="embed" xlink:actuate="onLoad">
            <text:p/>
          </draw:image>
        </draw:frame>
        <draw:frame draw:style-name="gr1" draw:text-style-name="P1" draw:layer="layout" svg:width="1.322cm" svg:height="1.851cm" svg:x="2.178cm" svg:y="5cm">
          <draw:image xlink:href="Pictures/100000000000003200000046E3A9957C.gif" xlink:type="simple" xlink:show="embed" xlink:actuate="onLoad">
            <text:p/>
          </draw:image>
        </draw:frame>
        <draw:frame draw:style-name="gr1" draw:text-style-name="P1" draw:layer="layout" svg:width="1.322cm" svg:height="1.851cm" svg:x="0.678cm" svg:y="5cm">
          <draw:image xlink:href="Pictures/10000000000000320000004655AD4EC5.gif" xlink:type="simple" xlink:show="embed" xlink:actuate="onLoad">
            <text:p/>
          </draw:image>
        </draw:frame>
        <draw:frame draw:style-name="gr1" draw:text-style-name="P1" draw:layer="layout" svg:width="1.322cm" svg:height="1.851cm" svg:x="18.5cm" svg:y="7cm">
          <draw:image xlink:href="Pictures/10000000000000320000004608D7FF4F.gif" xlink:type="simple" xlink:show="embed" xlink:actuate="onLoad">
            <text:p/>
          </draw:image>
        </draw:frame>
        <draw:frame draw:style-name="gr1" draw:text-style-name="P1" draw:layer="layout" svg:width="1.322cm" svg:height="1.851cm" svg:x="17cm" svg:y="7cm">
          <draw:image xlink:href="Pictures/1000000000000032000000465EF55496.gif" xlink:type="simple" xlink:show="embed" xlink:actuate="onLoad">
            <text:p/>
          </draw:image>
        </draw:frame>
        <draw:frame draw:style-name="gr1" draw:text-style-name="P1" draw:layer="layout" svg:width="1.322cm" svg:height="1.851cm" svg:x="15.5cm" svg:y="7cm">
          <draw:image xlink:href="Pictures/10000000000000320000004601D4D996.gif" xlink:type="simple" xlink:show="embed" xlink:actuate="onLoad">
            <text:p/>
          </draw:image>
        </draw:frame>
        <draw:frame draw:style-name="gr1" draw:text-style-name="P1" draw:layer="layout" svg:width="1.322cm" svg:height="1.851cm" svg:x="14cm" svg:y="7cm">
          <draw:image xlink:href="Pictures/10000000000000320000004612746E71.gif" xlink:type="simple" xlink:show="embed" xlink:actuate="onLoad">
            <text:p/>
          </draw:image>
        </draw:frame>
        <draw:frame draw:style-name="gr1" draw:text-style-name="P1" draw:layer="layout" svg:width="1.322cm" svg:height="1.851cm" svg:x="12.5cm" svg:y="7cm">
          <draw:image xlink:href="Pictures/100000000000003200000046712A7D7C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7cm">
          <draw:image xlink:href="Pictures/100000000000003200000046A37E185A.gif" xlink:type="simple" xlink:show="embed" xlink:actuate="onLoad">
            <text:p/>
          </draw:image>
        </draw:frame>
        <draw:frame draw:style-name="gr1" draw:text-style-name="P1" draw:layer="layout" svg:width="1.322cm" svg:height="1.851cm" svg:x="8.178cm" svg:y="7cm">
          <draw:image xlink:href="Pictures/100000000000003200000046CDA9D41B.gif" xlink:type="simple" xlink:show="embed" xlink:actuate="onLoad">
            <text:p/>
          </draw:image>
        </draw:frame>
        <draw:frame draw:style-name="gr1" draw:text-style-name="P1" draw:layer="layout" svg:width="1.322cm" svg:height="1.851cm" svg:x="9.5cm" svg:y="7cm">
          <draw:image xlink:href="Pictures/100000000000003200000046488EAA80.gif" xlink:type="simple" xlink:show="embed" xlink:actuate="onLoad">
            <text:p/>
          </draw:image>
        </draw:frame>
        <draw:frame draw:style-name="gr1" draw:text-style-name="P1" draw:layer="layout" svg:width="1.322cm" svg:height="1.851cm" svg:x="0.678cm" svg:y="7cm">
          <draw:image xlink:href="Pictures/10000000000000320000004678901F75.gif" xlink:type="simple" xlink:show="embed" xlink:actuate="onLoad">
            <text:p/>
          </draw:image>
        </draw:frame>
        <draw:frame draw:style-name="gr1" draw:text-style-name="P1" draw:layer="layout" svg:width="1.322cm" svg:height="1.851cm" svg:x="2.178cm" svg:y="7cm">
          <draw:image xlink:href="Pictures/10000000000000320000004619A77659.gif" xlink:type="simple" xlink:show="embed" xlink:actuate="onLoad">
            <text:p/>
          </draw:image>
        </draw:frame>
        <draw:frame draw:style-name="gr1" draw:text-style-name="P1" draw:layer="layout" svg:width="1.322cm" svg:height="1.851cm" svg:x="3.678cm" svg:y="7cm">
          <draw:image xlink:href="Pictures/10000000000000320000004609F24956.gif" xlink:type="simple" xlink:show="embed" xlink:actuate="onLoad">
            <text:p/>
          </draw:image>
        </draw:frame>
        <draw:frame draw:style-name="gr1" draw:text-style-name="P1" draw:layer="layout" svg:width="1.322cm" svg:height="1.851cm" svg:x="6.678cm" svg:y="7cm">
          <draw:image xlink:href="Pictures/100000000000003200000046CEBBC5F4.gif" xlink:type="simple" xlink:show="embed" xlink:actuate="onLoad">
            <text:p/>
          </draw:image>
        </draw:frame>
        <draw:frame draw:style-name="gr1" draw:text-style-name="P1" draw:layer="layout" svg:width="1.322cm" svg:height="1.851cm" svg:x="5.178cm" svg:y="7cm">
          <draw:image xlink:href="Pictures/1000000000000032000000460ADF5B15.gif" xlink:type="simple" xlink:show="embed" xlink:actuate="onLoad">
            <text:p/>
          </draw:image>
        </draw:frame>
        <draw:frame draw:style-name="gr1" draw:text-style-name="P1" draw:layer="layout" svg:width="1.322cm" svg:height="1.851cm" svg:x="8.178cm" svg:y="1.001cm">
          <draw:image xlink:href="Pictures/1000000000000032000000468FE63F6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0.917cm" svg:height="0.761cm" svg:x="8.5cm" svg:y="1.739cm">
          <draw:image xlink:href="Pictures/10000000000000DB000000F592F2507A.png" xlink:type="simple" xlink:show="embed" xlink:actuate="onLoad">
            <text:p/>
          </draw:image>
        </draw:frame>
        <draw:frame draw:style-name="gr4" draw:layer="layout" svg:width="0.611cm" svg:height="0.863cm" svg:x="18.389cm" svg:y="1.6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98cm" svg:height="0.863cm" svg:x="3cm" svg:y="16.63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679cm" svg:height="1.139cm" svg:x="1.321cm" svg:y="15.5cm">
          <draw:image xlink:href="Pictures/100000000000000C0000000CB2B89B07.png" xlink:type="simple" xlink:show="embed" xlink:actuate="onLoad">
            <text:p/>
          </draw:image>
        </draw:frame>
        <draw:frame draw:style-name="gr1" draw:text-style-name="P1" draw:layer="layout" svg:width="0.843cm" svg:height="1.067cm" svg:x="14cm" svg:y="3.433cm">
          <draw:image xlink:href="Pictures/100000000000006400000078116E29CD.png" xlink:type="simple" xlink:show="embed" xlink:actuate="onLoad">
            <text:p/>
          </draw:image>
        </draw:frame>
        <draw:frame draw:style-name="gr1" draw:text-style-name="P1" draw:layer="layout" svg:width="1cm" svg:height="1cm" svg:x="1cm" svg:y="1.5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0.59cm" svg:height="0.863cm" svg:x="0.5cm" svg:y="9.1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26cm" svg:height="1.015cm" svg:x="3.5cm" svg:y="0.4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699cm" svg:height="1.015cm" svg:x="5.801cm" svg:y="0.48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963cm" svg:height="1.015cm" svg:x="8cm" svg:y="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.483cm" svg:height="1.015cm" svg:x="3.017cm" svg:y="15.4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886cm" svg:height="1.015cm" svg:x="14.114cm" svg:y="0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886cm" svg:height="1.015cm" svg:x="1cm" svg:y="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886cm" svg:height="1.015cm" svg:x="14.114cm" svg:y="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886cm" svg:height="1.015cm" svg:x="1.114cm" svg:y="14.48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0.886cm" svg:height="1.015cm" svg:x="14.114cm" svg:y="14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0.826cm" svg:height="1.015cm" svg:x="16.5cm" svg:y="0.48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0.826cm" svg:height="1.015cm" svg:x="3.5cm" svg:y="7.98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0.826cm" svg:height="1.015cm" svg:x="3.5cm" svg:y="14.48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0.826cm" svg:height="1.015cm" svg:x="16.674cm" svg:y="7.98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0.826cm" svg:height="1.015cm" svg:x="16.674cm" svg:y="14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0.699cm" svg:height="1.015cm" svg:x="18.801cm" svg:y="0.48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0.699cm" svg:height="1.015cm" svg:x="5.801cm" svg:y="7.98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0.699cm" svg:height="1.015cm" svg:x="5.801cm" svg:y="14.48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0.699cm" svg:height="1.015cm" svg:x="18.801cm" svg:y="7.98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0.699cm" svg:height="1.015cm" svg:x="18.801cm" svg:y="14.48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0.963cm" svg:height="1.015cm" svg:x="8.037cm" svg:y="14.48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963cm" svg:height="1.015cm" svg:x="21.037cm" svg:y="0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0.963cm" svg:height="1.015cm" svg:x="21.037cm" svg:y="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963cm" svg:height="1.015cm" svg:x="21.037cm" svg:y="14.48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0.963cm" svg:height="1.015cm" svg:x="8.038cm" svg:y="0.50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0.59cm" svg:height="0.863cm" svg:x="0.91cm" svg:y="15.63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1.204cm" svg:height="0.858cm" svg:x="18.796cm" svg:y="16.64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0.611cm" svg:height="0.863cm" svg:x="0.5cm" svg:y="10.137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0.611cm" svg:height="0.863cm" svg:x="13.5cm" svg:y="1.637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0.611cm" svg:height="0.863cm" svg:x="5.5cm" svg:y="9.137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1cm" svg:height="1cm" svg:x="3.5cm" svg:y="16.5cm">
          <draw:image xlink:href="Pictures/100000000000018B0000016741EF52EE.png" xlink:type="simple" xlink:show="embed" xlink:actuate="onLoad">
            <text:p/>
          </draw:image>
        </draw:frame>
        <draw:frame draw:style-name="gr1" draw:text-style-name="P1" draw:layer="layout" svg:width="1cm" svg:height="1cm" svg:x="14cm" svg:y="1.5cm">
          <draw:image xlink:href="Pictures/100000000000018B0000016741EF52EE.png" xlink:type="simple" xlink:show="embed" xlink:actuate="onLoad">
            <text:p/>
          </draw:image>
        </draw:frame>
        <draw:frame draw:style-name="gr1" draw:text-style-name="P1" draw:layer="layout" svg:width="1cm" svg:height="1cm" svg:x="6cm" svg:y="9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1.618cm" svg:height="1.015cm" svg:x="15.882cm" svg:y="2.485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1.618cm" svg:height="1.015cm" svg:x="20.5cm" svg:y="1.48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layer="layout" svg:width="1.618cm" svg:height="1.015cm" svg:x="16cm" svg:y="1.485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layer="layout" svg:width="1.618cm" svg:height="1.015cm" svg:x="3cm" svg:y="9.9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1.618cm" svg:height="1.015cm" svg:x="7.5cm" svg:y="8.985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1.618cm" svg:height="1.015cm" svg:x="3cm" svg:y="8.985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draw:layer="layout" svg:width="0.917cm" svg:height="0.761cm" svg:x="8.501cm" svg:y="1.74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0.917cm" svg:height="0.761cm" svg:x="8.501cm" svg:y="1.74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0.917cm" svg:height="0.761cm" svg:x="8.501cm" svg:y="1.74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0.917cm" svg:height="0.761cm" svg:x="19cm" svg:y="2.739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0.917cm" svg:height="0.761cm" svg:x="1cm" svg:y="10.239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0.843cm" svg:height="1.067cm" svg:x="19cm" svg:y="9cm">
          <draw:image xlink:href="Pictures/100000000000006400000078116E29CD.png" xlink:type="simple" xlink:show="embed" xlink:actuate="onLoad">
            <text:p/>
          </draw:image>
        </draw:frame>
        <draw:frame draw:style-name="gr1" draw:text-style-name="P1" draw:layer="layout" svg:width="0.843cm" svg:height="1.067cm" svg:x="6cm" svg:y="9.933cm">
          <draw:image xlink:href="Pictures/100000000000006400000078116E29CD.png" xlink:type="simple" xlink:show="embed" xlink:actuate="onLoad">
            <text:p/>
          </draw:image>
        </draw:frame>
        <draw:frame draw:style-name="gr4" draw:layer="layout" svg:width="0.598cm" svg:height="0.863cm" svg:x="13.5cm" svg:y="3.637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layer="layout" svg:width="0.598cm" svg:height="0.863cm" svg:x="5.5cm" svg:y="10.13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layer="layout" svg:width="0.611cm" svg:height="0.863cm" svg:x="18.39cm" svg:y="1.63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layer="layout" svg:width="0.611cm" svg:height="0.863cm" svg:x="18.5cm" svg:y="16.63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layer="layout" svg:width="0.611cm" svg:height="0.863cm" svg:x="13.389cm" svg:y="16.637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0.611cm" svg:height="0.863cm" svg:x="18.5cm" svg:y="15.637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0.611cm" svg:height="0.863cm" svg:x="13.5cm" svg:y="2.637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0.611cm" svg:height="0.863cm" svg:x="18.389cm" svg:y="2.637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layer="layout" svg:width="0.611cm" svg:height="0.863cm" svg:x="8.001cm" svg:y="1.638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layer="layout" svg:width="0.611cm" svg:height="0.863cm" svg:x="8.001cm" svg:y="1.638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layer="layout" svg:width="0.611cm" svg:height="0.863cm" svg:x="8.001cm" svg:y="1.63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layer="layout" svg:width="0.611cm" svg:height="0.863cm" svg:x="8.001cm" svg:y="1.638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layer="layout" svg:width="0.611cm" svg:height="0.863cm" svg:x="8.001cm" svg:y="1.638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layer="layout" svg:width="0.611cm" svg:height="0.863cm" svg:x="8.001cm" svg:y="1.638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layer="layout" svg:width="1.618cm" svg:height="1.015cm" svg:x="0.882cm" svg:y="16.5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layer="layout" svg:width="1.618cm" svg:height="1.015cm" svg:x="5.382cm" svg:y="15.48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layer="layout" svg:width="1.618cm" svg:height="1.015cm" svg:x="16cm" svg:y="16.485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layer="layout" svg:width="1.618cm" svg:height="1.015cm" svg:x="20.5cm" svg:y="15.5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layer="layout" svg:width="1.618cm" svg:height="1.015cm" svg:x="16cm" svg:y="15.485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layer="layout" svg:width="1.618cm" svg:height="1.015cm" svg:x="20.5cm" svg:y="8.98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layer="layout" svg:width="1.618cm" svg:height="1.015cm" svg:x="16cm" svg:y="8.985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4" draw:layer="layout" svg:width="1.618cm" svg:height="1.015cm" svg:x="20.5cm" svg:y="2.5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" draw:layer="layout" svg:width="1.618cm" svg:height="1.015cm" svg:x="5.382cm" svg:y="1.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" draw:layer="layout" svg:width="0.59cm" svg:height="0.863cm" svg:x="8cm" svg:y="15.637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4" draw:layer="layout" svg:width="0.59cm" svg:height="0.863cm" svg:x="13.41cm" svg:y="15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layer="layout" svg:width="0.59cm" svg:height="0.863cm" svg:x="13.5cm" svg:y="10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" draw:layer="layout" svg:width="0.59cm" svg:height="0.863cm" svg:x="18.41cm" svg:y="9.1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4" draw:layer="layout" svg:width="0.59cm" svg:height="0.863cm" svg:x="13.5cm" svg:y="9.13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" draw:text-style-name="P1" draw:layer="layout" svg:width="1cm" svg:height="1cm" svg:x="14cm" svg:y="9cm">
          <draw:image xlink:href="Pictures/100000000000018B0000016741EF52EE.png" xlink:type="simple" xlink:show="embed" xlink:actuate="onLoad">
            <text:p/>
          </draw:image>
        </draw:frame>
        <draw:frame draw:style-name="gr1" draw:text-style-name="P1" draw:layer="layout" svg:width="0.843cm" svg:height="1.067cm" svg:x="14.001cm" svg:y="2.434cm">
          <draw:image xlink:href="Pictures/100000000000006400000078116E29CD.png" xlink:type="simple" xlink:show="embed" xlink:actuate="onLoad">
            <text:p/>
          </draw:image>
        </draw:frame>
        <draw:frame draw:style-name="gr1" draw:text-style-name="P1" draw:layer="layout" svg:width="0.843cm" svg:height="1.067cm" svg:x="8.5cm" svg:y="15.5cm">
          <draw:image xlink:href="Pictures/100000000000006400000078116E29CD.png" xlink:type="simple" xlink:show="embed" xlink:actuate="onLoad">
            <text:p/>
          </draw:image>
        </draw:frame>
        <draw:frame draw:style-name="gr1" draw:text-style-name="P1" draw:layer="layout" svg:width="0.843cm" svg:height="1.067cm" svg:x="14cm" svg:y="16.5cm">
          <draw:image xlink:href="Pictures/100000000000006400000078116E29CD.png" xlink:type="simple" xlink:show="embed" xlink:actuate="onLoad">
            <text:p/>
          </draw:image>
        </draw:frame>
        <draw:frame draw:style-name="gr1" draw:text-style-name="P1" draw:layer="layout" svg:width="0.917cm" svg:height="0.759cm" svg:x="14cm" svg:y="10cm">
          <draw:image xlink:href="Pictures/10000000000000DB000000F592F2507A.png" xlink:type="simple" xlink:show="embed" xlink:actuate="onLoad">
            <text:p/>
          </draw:image>
        </draw:frame>
        <draw:frame draw:style-name="gr4" draw:layer="layout" svg:width="1.204cm" svg:height="0.858cm" svg:x="13.796cm" svg:y="15.642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1" draw:text-style-name="P1" draw:layer="layout" svg:width="1cm" svg:height="1cm" svg:x="19cm" svg:y="15.5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1.204cm" svg:height="0.858cm" svg:x="0.796cm" svg:y="9.142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" draw:layer="layout" svg:width="0.59cm" svg:height="0.863cm" svg:x="0.5cm" svg:y="1.502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" draw:layer="layout" svg:width="1.483cm" svg:height="1.015cm" svg:x="3.018cm" svg:y="1.486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1" draw:layer="layout" svg:width="1cm" svg:height="1cm" svg:x="1cm" svg:y="1.5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0.886cm" svg:height="1.015cm" svg:x="-3.886cm" svg:y="11.985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4" draw:layer="layout" svg:width="0.886cm" svg:height="1.015cm" svg:x="1cm" svg:y="0.486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1" draw:layer="layout" svg:width="0.679cm" svg:height="1.139cm" svg:x="19cm" svg:y="1.5cm">
          <draw:image xlink:href="Pictures/100000000000000C0000000CB2B89B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draw:style-name="gr4" draw:layer="layout" svg:width="0.886cm" svg:height="1.015cm" svg:x="1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826cm" svg:height="1.015cm" svg:x="3.5cm" svg:y="0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99cm" svg:height="1.015cm" svg:x="5.802cm" svg:y="0.4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963cm" svg:height="1.015cm" svg:x="8.039cm" svg:y="0.50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0.59cm" svg:height="0.863cm" svg:x="0.5cm" svg:y="1.637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" draw:text-style-name="P1" draw:layer="layout" svg:width="1cm" svg:height="1cm" svg:x="1cm" svg:y="1.5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0.59cm" svg:height="0.863cm" svg:x="3.41cm" svg:y="1.63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1" draw:layer="layout" svg:width="0.679cm" svg:height="1.139cm" svg:x="8.321cm" svg:y="8.861cm">
          <draw:image xlink:href="Pictures/100000000000000C0000000CB2B89B07.png" xlink:type="simple" xlink:show="embed" xlink:actuate="onLoad">
            <text:p/>
          </draw:image>
        </draw:frame>
        <draw:frame draw:style-name="gr4" draw:layer="layout" svg:width="1.618cm" svg:height="1.015cm" svg:x="5.382cm" svg:y="1.501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1" draw:layer="layout" svg:width="0.917cm" svg:height="0.761cm" svg:x="8.502cm" svg:y="1.741cm">
          <draw:image xlink:href="Pictures/10000000000000DB000000F592F2507A.png" xlink:type="simple" xlink:show="embed" xlink:actuate="onLoad">
            <text:p/>
          </draw:image>
        </draw:frame>
        <draw:frame draw:style-name="gr4" draw:layer="layout" svg:width="0.59cm" svg:height="0.863cm" svg:x="7.91cm" svg:y="1.637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" draw:layer="layout" svg:width="1.618cm" svg:height="1.015cm" svg:x="0.5cm" svg:y="2.5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4" draw:layer="layout" svg:width="1.204cm" svg:height="0.858cm" svg:x="3.796cm" svg:y="2.642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" draw:layer="layout" svg:width="0.59cm" svg:height="0.863cm" svg:x="3.41cm" svg:y="2.637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" draw:layer="layout" svg:width="1.483cm" svg:height="1.015cm" svg:x="0.5cm" svg:y="10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4" draw:layer="layout" svg:width="1.829cm" svg:height="1.015cm" svg:x="7.671cm" svg:y="2.48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" draw:layer="layout" svg:width="1.618cm" svg:height="1.015cm" svg:x="0.5cm" svg:y="3.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" draw:text-style-name="P1" draw:layer="layout" svg:width="0.917cm" svg:height="0.761cm" svg:x="4cm" svg:y="3.739cm">
          <draw:image xlink:href="Pictures/10000000000000DB000000F592F2507A.png" xlink:type="simple" xlink:show="embed" xlink:actuate="onLoad">
            <text:p/>
          </draw:image>
        </draw:frame>
        <draw:frame draw:style-name="gr4" draw:layer="layout" svg:width="0.611cm" svg:height="0.863cm" svg:x="3.389cm" svg:y="3.637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4" draw:layer="layout" svg:width="1.618cm" svg:height="1.015cm" svg:x="5.382cm" svg:y="3.5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4" draw:layer="layout" svg:width="1.618cm" svg:height="1.015cm" svg:x="7.5cm" svg:y="3.5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4" draw:layer="layout" svg:width="0.658cm" svg:height="1.015cm" svg:x="1cm" svg:y="4.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4" draw:layer="layout" svg:width="0.886cm" svg:height="1.015cm" svg:x="14.114cm" svg:y="0.501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4" draw:layer="layout" svg:width="0.826cm" svg:height="1.015cm" svg:x="16.5cm" svg:y="0.486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4" draw:layer="layout" svg:width="0.699cm" svg:height="1.015cm" svg:x="18.802cm" svg:y="0.486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4" draw:layer="layout" svg:width="0.963cm" svg:height="1.015cm" svg:x="21.038cm" svg:y="0.501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" draw:text-style-name="P1" draw:layer="layout" svg:width="0.843cm" svg:height="1.067cm" svg:x="14.002cm" svg:y="2.435cm">
          <draw:image xlink:href="Pictures/100000000000006400000078116E29CD.png" xlink:type="simple" xlink:show="embed" xlink:actuate="onLoad">
            <text:p/>
          </draw:image>
        </draw:frame>
        <draw:frame draw:style-name="gr4" draw:layer="layout" svg:width="0.59cm" svg:height="0.863cm" svg:x="13.5cm" svg:y="1.637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1" draw:layer="layout" svg:width="0.843cm" svg:height="1.067cm" svg:x="19cm" svg:y="1.433cm">
          <draw:image xlink:href="Pictures/100000000000006400000078116E29CD.png" xlink:type="simple" xlink:show="embed" xlink:actuate="onLoad">
            <text:p/>
          </draw:image>
        </draw:frame>
        <draw:frame draw:style-name="gr4" draw:layer="layout" svg:width="0.59cm" svg:height="0.863cm" svg:x="16cm" svg:y="1.637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1" draw:text-style-name="P1" draw:layer="layout" svg:width="0.917cm" svg:height="0.761cm" svg:x="21.5cm" svg:y="1.739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0.917cm" svg:height="0.761cm" svg:x="16.5cm" svg:y="1.739cm">
          <draw:image xlink:href="Pictures/10000000000000DB000000F592F2507A.png" xlink:type="simple" xlink:show="embed" xlink:actuate="onLoad">
            <text:p/>
          </draw:image>
        </draw:frame>
        <draw:frame draw:style-name="gr4" draw:layer="layout" svg:width="0.611cm" svg:height="0.863cm" svg:x="18.5cm" svg:y="1.637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1" draw:text-style-name="P1" draw:layer="layout" svg:width="0.843cm" svg:height="1.067cm" svg:x="14.001cm" svg:y="1.501cm">
          <draw:image xlink:href="Pictures/100000000000006400000078116E29CD.png" xlink:type="simple" xlink:show="embed" xlink:actuate="onLoad">
            <text:p/>
          </draw:image>
        </draw:frame>
        <draw:frame draw:style-name="gr4" draw:layer="layout" svg:width="0.611cm" svg:height="0.863cm" svg:x="20.889cm" svg:y="1.63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4" draw:layer="layout" svg:width="0.598cm" svg:height="0.863cm" svg:x="13.5cm" svg:y="2.637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4" draw:layer="layout" svg:width="1.618cm" svg:height="1.015cm" svg:x="18.382cm" svg:y="2.5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4" draw:layer="layout" svg:width="1.483cm" svg:height="1.015cm" svg:x="16cm" svg:y="2.5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4" draw:layer="layout" svg:width="0.658cm" svg:height="1.015cm" svg:x="21cm" svg:y="2.485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4" draw:layer="layout" svg:width="0.59cm" svg:height="0.863cm" svg:x="0.5cm" svg:y="1.638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" draw:layer="layout" svg:width="0.886cm" svg:height="1.015cm" svg:x="1cm" svg:y="8.001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" draw:layer="layout" svg:width="0.826cm" svg:height="1.015cm" svg:x="3.5cm" svg:y="7.986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4" draw:layer="layout" svg:width="0.699cm" svg:height="1.015cm" svg:x="5.802cm" svg:y="7.986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" draw:layer="layout" svg:width="0.963cm" svg:height="1.015cm" svg:x="8.001cm" svg:y="8.001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" draw:text-style-name="P1" draw:layer="layout" svg:width="1cm" svg:height="1cm" svg:x="1cm" svg:y="9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0.59cm" svg:height="0.863cm" svg:x="0.5cm" svg:y="9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4" draw:layer="layout" svg:width="1.483cm" svg:height="1.015cm" svg:x="3.5cm" svg:y="8.985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4" draw:layer="layout" svg:width="1.829cm" svg:height="1.015cm" svg:x="5.5cm" svg:y="9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4" draw:layer="layout" svg:width="0.59cm" svg:height="0.863cm" svg:x="7.91cm" svg:y="9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" draw:text-style-name="P1" draw:layer="layout" svg:width="0.679cm" svg:height="1.139cm" svg:x="3.822cm" svg:y="1.362cm">
          <draw:image xlink:href="Pictures/100000000000000C0000000CB2B89B07.png" xlink:type="simple" xlink:show="embed" xlink:actuate="onLoad">
            <text:p/>
          </draw:image>
        </draw:frame>
        <draw:frame draw:style-name="gr4" draw:layer="layout" svg:width="1.483cm" svg:height="1.015cm" svg:x="5.518cm" svg:y="2.501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1" draw:text-style-name="P1" draw:layer="layout" svg:width="0.843cm" svg:height="1.067cm" svg:x="4cm" svg:y="9.933cm">
          <draw:image xlink:href="Pictures/100000000000006400000078116E29CD.png" xlink:type="simple" xlink:show="embed" xlink:actuate="onLoad">
            <text:p/>
          </draw:image>
        </draw:frame>
        <draw:frame draw:style-name="gr4" draw:layer="layout" svg:width="0.59cm" svg:height="0.863cm" svg:x="3.41cm" svg:y="10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4" draw:layer="layout" svg:width="1.483cm" svg:height="1.015cm" svg:x="5.517cm" svg:y="9.985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4" draw:layer="layout" svg:width="1.618cm" svg:height="1.015cm" svg:x="7.5cm" svg:y="9.985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4" draw:layer="layout" svg:width="0.658cm" svg:height="1.015cm" svg:x="0.842cm" svg:y="10.985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4" draw:layer="layout" svg:width="0.886cm" svg:height="1.015cm" svg:x="14.114cm" svg:y="8.001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4" draw:layer="layout" svg:width="0.826cm" svg:height="1.015cm" svg:x="16.674cm" svg:y="7.986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4" draw:layer="layout" svg:width="0.699cm" svg:height="1.015cm" svg:x="18.802cm" svg:y="7.986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4" draw:layer="layout" svg:width="0.963cm" svg:height="1.015cm" svg:x="21.038cm" svg:y="8.001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1" draw:text-style-name="P1" draw:layer="layout" svg:width="1cm" svg:height="1cm" svg:x="14cm" svg:y="9cm">
          <draw:image xlink:href="Pictures/100000000000018B0000016741EF52EE.png" xlink:type="simple" xlink:show="embed" xlink:actuate="onLoad">
            <text:p/>
          </draw:image>
        </draw:frame>
        <draw:frame draw:style-name="gr4" draw:layer="layout" svg:width="0.611cm" svg:height="0.863cm" svg:x="13.5cm" svg:y="9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4" draw:layer="layout" svg:width="1.618cm" svg:height="1.015cm" svg:x="16cm" svg:y="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1" draw:text-style-name="P1" draw:layer="layout" svg:width="0.679cm" svg:height="1.139cm" svg:x="19cm" svg:y="8.861cm">
          <draw:image xlink:href="Pictures/100000000000000C0000000CB2B89B07.png" xlink:type="simple" xlink:show="embed" xlink:actuate="onLoad">
            <text:p/>
          </draw:image>
        </draw:frame>
        <draw:frame draw:style-name="gr4" draw:layer="layout" svg:width="0.611cm" svg:height="0.863cm" svg:x="18.5cm" svg:y="9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4" draw:layer="layout" svg:width="1.483cm" svg:height="1.015cm" svg:x="21cm" svg:y="8.985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4" draw:layer="layout" svg:width="1.618cm" svg:height="1.015cm" svg:x="13.5cm" svg:y="9.985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4" draw:layer="layout" svg:width="1.618cm" svg:height="1.015cm" svg:x="16cm" svg:y="10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4" draw:layer="layout" svg:width="1.829cm" svg:height="1.015cm" svg:x="18.5cm" svg:y="10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frame draw:style-name="gr4" draw:layer="layout" svg:width="1.618cm" svg:height="1.015cm" svg:x="20.882cm" svg:y="9.985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4" draw:layer="layout" svg:width="0.658cm" svg:height="1.015cm" svg:x="14cm" svg:y="11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1" draw:text-style-name="P1" draw:layer="layout" svg:width="1.322cm" svg:height="1.851cm" svg:x="8.678cm" svg:y="4.5cm">
          <draw:image xlink:href="Pictures/1000000000000032000000467CDA8A81.gif" xlink:type="simple" xlink:show="embed" xlink:actuate="onLoad">
            <text:p/>
          </draw:image>
        </draw:frame>
        <draw:frame draw:style-name="gr1" draw:text-style-name="P1" draw:layer="layout" svg:width="1.322cm" svg:height="1.851cm" svg:x="8.678cm" svg:y="6.5cm">
          <draw:image xlink:href="Pictures/100000000000003200000046CDA9D41B.gif" xlink:type="simple" xlink:show="embed" xlink:actuate="onLoad">
            <text:p/>
          </draw:image>
        </draw:frame>
        <draw:frame draw:style-name="gr1" draw:text-style-name="P1" draw:layer="layout" svg:width="1.322cm" svg:height="1.851cm" svg:x="8.678cm" svg:y="2.5cm">
          <draw:image xlink:href="Pictures/1000000000000032000000463BBB2926.gif" xlink:type="simple" xlink:show="embed" xlink:actuate="onLoad">
            <text:p/>
          </draw:image>
        </draw:frame>
        <draw:frame draw:style-name="gr1" draw:text-style-name="P1" draw:layer="layout" svg:width="1.322cm" svg:height="1.851cm" svg:x="9.678cm" svg:y="2.5cm">
          <draw:image xlink:href="Pictures/1000000000000032000000468AAC2BE6.gif" xlink:type="simple" xlink:show="embed" xlink:actuate="onLoad">
            <text:p/>
          </draw:image>
        </draw:frame>
        <draw:frame draw:style-name="gr1" draw:text-style-name="P1" draw:layer="layout" svg:width="1.322cm" svg:height="1.851cm" svg:x="10.678cm" svg:y="2.5cm">
          <draw:image xlink:href="Pictures/100000000000003200000046DDD7A4C1.gif" xlink:type="simple" xlink:show="embed" xlink:actuate="onLoad">
            <text:p/>
          </draw:image>
        </draw:frame>
        <draw:frame draw:style-name="gr1" draw:text-style-name="P1" draw:layer="layout" svg:width="1.322cm" svg:height="1.851cm" svg:x="11.678cm" svg:y="2.5cm">
          <draw:image xlink:href="Pictures/10000000000000320000004675D27092.gif" xlink:type="simple" xlink:show="embed" xlink:actuate="onLoad">
            <text:p/>
          </draw:image>
        </draw:frame>
        <draw:frame draw:style-name="gr1" draw:text-style-name="P1" draw:layer="layout" svg:width="1.322cm" svg:height="1.851cm" svg:x="12.5cm" svg:y="2.5cm">
          <draw:image xlink:href="Pictures/100000000000003200000046E80E802C.gif" xlink:type="simple" xlink:show="embed" xlink:actuate="onLoad">
            <text:p/>
          </draw:image>
        </draw:frame>
        <draw:frame draw:style-name="gr1" draw:text-style-name="P1" draw:layer="layout" svg:width="1.322cm" svg:height="1.851cm" svg:x="8.678cm" svg:y="0.5cm">
          <draw:image xlink:href="Pictures/10000000000000320000004655AD4EC5.gif" xlink:type="simple" xlink:show="embed" xlink:actuate="onLoad">
            <text:p/>
          </draw:image>
        </draw:frame>
        <draw:frame draw:style-name="gr1" draw:text-style-name="P1" draw:layer="layout" svg:width="1.322cm" svg:height="1.851cm" svg:x="9.678cm" svg:y="0.5cm">
          <draw:image xlink:href="Pictures/100000000000003200000046890C9135.gif" xlink:type="simple" xlink:show="embed" xlink:actuate="onLoad">
            <text:p/>
          </draw:image>
        </draw:frame>
        <draw:frame draw:style-name="gr1" draw:text-style-name="P1" draw:layer="layout" svg:width="1.322cm" svg:height="1.851cm" svg:x="9.678cm" svg:y="6.5cm">
          <draw:image xlink:href="Pictures/10000000000000320000004612746E71.gif" xlink:type="simple" xlink:show="embed" xlink:actuate="onLoad">
            <text:p/>
          </draw:image>
        </draw:frame>
        <draw:frame draw:style-name="gr1" draw:text-style-name="P1" draw:layer="layout" svg:width="1.322cm" svg:height="1.851cm" svg:x="0.5cm" svg:y="12.5cm">
          <draw:image xlink:href="Pictures/10000000000000320000004678901F75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12.5cm">
          <draw:image xlink:href="Pictures/1000000000000032000000460ADF5B15.gif" xlink:type="simple" xlink:show="embed" xlink:actuate="onLoad">
            <text:p/>
          </draw:image>
        </draw:frame>
        <draw:frame draw:style-name="gr1" draw:text-style-name="P1" draw:layer="layout" svg:width="1.322cm" svg:height="1.851cm" svg:x="2.5cm" svg:y="12.5cm">
          <draw:image xlink:href="Pictures/100000000000003200000046CEBBC5F4.gif" xlink:type="simple" xlink:show="embed" xlink:actuate="onLoad">
            <text:p/>
          </draw:image>
        </draw:frame>
        <draw:frame draw:style-name="gr1" draw:text-style-name="P1" draw:layer="layout" svg:width="1.322cm" svg:height="1.851cm" svg:x="3.5cm" svg:y="12.5cm">
          <draw:image xlink:href="Pictures/10000000000000320000004601D4D996.gif" xlink:type="simple" xlink:show="embed" xlink:actuate="onLoad">
            <text:p/>
          </draw:image>
        </draw:frame>
        <draw:frame draw:style-name="gr1" draw:text-style-name="P1" draw:layer="layout" svg:width="1.322cm" svg:height="1.851cm" svg:x="0.5cm" svg:y="6.5cm">
          <draw:image xlink:href="Pictures/100000000000003200000046CF307B02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6.5cm">
          <draw:image xlink:href="Pictures/100000000000003200000046D1F46EBC.gif" xlink:type="simple" xlink:show="embed" xlink:actuate="onLoad">
            <text:p/>
          </draw:image>
        </draw:frame>
        <draw:frame draw:style-name="gr1" draw:text-style-name="P1" draw:layer="layout" svg:width="1.322cm" svg:height="1.851cm" svg:x="2.5cm" svg:y="6.5cm">
          <draw:image xlink:href="Pictures/100000000000003200000046E49C8C67.gif" xlink:type="simple" xlink:show="embed" xlink:actuate="onLoad">
            <text:p/>
          </draw:image>
        </draw:frame>
        <draw:frame draw:style-name="gr1" draw:text-style-name="P1" draw:layer="layout" svg:width="1.322cm" svg:height="1.851cm" svg:x="0.5cm" svg:y="8.5cm">
          <draw:image xlink:href="Pictures/100000000000003200000046EB9BD4AF.gif" xlink:type="simple" xlink:show="embed" xlink:actuate="onLoad">
            <text:p/>
          </draw:image>
        </draw:frame>
        <draw:frame draw:style-name="gr1" draw:text-style-name="P1" draw:layer="layout" svg:width="1.322cm" svg:height="1.851cm" svg:x="10.678cm" svg:y="0.5cm">
          <draw:image xlink:href="Pictures/1000000000000032000000468DBC29D2.gif" xlink:type="simple" xlink:show="embed" xlink:actuate="onLoad">
            <text:p/>
          </draw:image>
        </draw:frame>
        <draw:frame draw:style-name="gr1" draw:text-style-name="P1" draw:layer="layout" svg:width="1.322cm" svg:height="1.851cm" svg:x="11.678cm" svg:y="0.5cm">
          <draw:image xlink:href="Pictures/1000000000000032000000460D187668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8.5cm">
          <draw:image xlink:href="Pictures/100000000000003200000046FD94F0EC.gif" xlink:type="simple" xlink:show="embed" xlink:actuate="onLoad">
            <text:p/>
          </draw:image>
        </draw:frame>
        <draw:frame draw:style-name="gr1" draw:text-style-name="P1" draw:layer="layout" svg:width="1.322cm" svg:height="1.851cm" svg:x="13.178cm" svg:y="2.5cm">
          <draw:image xlink:href="Pictures/100000000000003200000046EE2A7351.gif" xlink:type="simple" xlink:show="embed" xlink:actuate="onLoad">
            <text:p/>
          </draw:image>
        </draw:frame>
        <draw:frame draw:style-name="gr1" draw:text-style-name="P1" draw:layer="layout" svg:width="1.322cm" svg:height="1.851cm" svg:x="0.5cm" svg:y="10.5cm">
          <draw:image xlink:href="Pictures/100000000000003200000046C7B1DCD4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10.5cm">
          <draw:image xlink:href="Pictures/1000000000000032000000465B851180.gif" xlink:type="simple" xlink:show="embed" xlink:actuate="onLoad">
            <text:p/>
          </draw:image>
        </draw:frame>
        <draw:frame draw:style-name="gr4" draw:layer="layout" svg:width="0.886cm" svg:height="1.015cm" svg:x="10cm" svg:y="8.485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4" draw:layer="layout" svg:width="0.826cm" svg:height="1.015cm" svg:x="12cm" svg:y="10.5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4" draw:layer="layout" svg:width="0.699cm" svg:height="1.015cm" svg:x="10cm" svg:y="12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4" draw:layer="layout" svg:width="0.963cm" svg:height="1.015cm" svg:x="8.037cm" svg:y="10.5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4" draw:layer="layout" svg:width="0.886cm" svg:height="1.015cm" svg:x="19.5cm" svg:y="0.5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4" draw:layer="layout" svg:width="0.826cm" svg:height="1.015cm" svg:x="21.674cm" svg:y="0.485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4" draw:layer="layout" svg:width="0.699cm" svg:height="1.015cm" svg:x="23.801cm" svg:y="0.48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4" draw:layer="layout" svg:width="0.963cm" svg:height="1.015cm" svg:x="26cm" svg:y="0.485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4" draw:layer="layout" svg:width="1.204cm" svg:height="0.858cm" svg:x="21.5cm" svg:y="1.642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4" draw:layer="layout" svg:width="0.59cm" svg:height="0.863cm" svg:x="21cm" svg:y="1.637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4" draw:layer="layout" svg:width="1.618cm" svg:height="1.015cm" svg:x="23.382cm" svg:y="1.485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4" draw:layer="layout" svg:width="0.598cm" svg:height="0.863cm" svg:x="25.5cm" svg:y="1.637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4" draw:layer="layout" svg:width="1.204cm" svg:height="0.858cm" svg:x="26cm" svg:y="1.64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4" draw:layer="layout" svg:width="2.304cm" svg:height="1.015cm" svg:x="18.696cm" svg:y="2.48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" draw:text-style-name="P1" draw:layer="layout" svg:width="1.322cm" svg:height="1.851cm" svg:x="9.178cm" svg:y="18cm">
          <draw:image xlink:href="Pictures/100000000000003200000046B980A54B.gif" xlink:type="simple" xlink:show="embed" xlink:actuate="onLoad">
            <text:p/>
          </draw:image>
        </draw:frame>
        <draw:frame draw:style-name="gr1" draw:text-style-name="P1" draw:layer="layout" svg:width="1.322cm" svg:height="1.851cm" svg:x="2.5cm" svg:y="10.5cm">
          <draw:image xlink:href="Pictures/100000000000003200000046FF02A253.gif" xlink:type="simple" xlink:show="embed" xlink:actuate="onLoad">
            <text:p/>
          </draw:image>
        </draw:frame>
        <draw:frame draw:style-name="gr1" draw:text-style-name="P1" draw:layer="layout" svg:width="1.322cm" svg:height="1.851cm" svg:x="3.5cm" svg:y="10.5cm">
          <draw:image xlink:href="Pictures/1000000000000032000000461E998E5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4" draw:layer="layout" svg:width="0.886cm" svg:height="1.015cm" svg:x="10cm" svg:y="8.5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4" draw:layer="layout" svg:width="0.826cm" svg:height="1.015cm" svg:x="12cm" svg:y="10.5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4" draw:layer="layout" svg:width="0.699cm" svg:height="1.015cm" svg:x="10cm" svg:y="12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4" draw:layer="layout" svg:width="0.963cm" svg:height="1.015cm" svg:x="8.037cm" svg:y="10.5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4" draw:layer="layout" svg:width="0.886cm" svg:height="1.015cm" svg:x="19.5cm" svg:y="0.50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4" draw:layer="layout" svg:width="0.826cm" svg:height="1.015cm" svg:x="21.674cm" svg:y="0.48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4" draw:layer="layout" svg:width="0.699cm" svg:height="1.015cm" svg:x="23.802cm" svg:y="0.48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4" draw:layer="layout" svg:width="0.963cm" svg:height="1.015cm" svg:x="26.001cm" svg:y="0.486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1" draw:text-style-name="P1" draw:layer="layout" svg:width="1.322cm" svg:height="1.851cm" svg:x="8.178cm" svg:y="13.149cm">
          <draw:image xlink:href="Pictures/100000000000003200000046B980A54B.gif" xlink:type="simple" xlink:show="embed" xlink:actuate="onLoad">
            <text:p/>
          </draw:image>
        </draw:frame>
        <draw:frame draw:style-name="gr1" draw:text-style-name="P1" draw:layer="layout" svg:width="1.322cm" svg:height="1.851cm" svg:x="9.178cm" svg:y="13.149cm">
          <draw:image xlink:href="Pictures/1000000000000032000000468DBC29D2.gif" xlink:type="simple" xlink:show="embed" xlink:actuate="onLoad">
            <text:p/>
          </draw:image>
        </draw:frame>
        <draw:frame draw:style-name="gr1" draw:text-style-name="P1" draw:layer="layout" svg:width="1.322cm" svg:height="1.851cm" svg:x="8.178cm" svg:y="19cm">
          <draw:image xlink:href="Pictures/10000000000000320000004609F24956.gif" xlink:type="simple" xlink:show="embed" xlink:actuate="onLoad">
            <text:p/>
          </draw:image>
        </draw:frame>
        <draw:frame draw:style-name="gr2" draw:text-style-name="P1" draw:layer="layout" svg:width="1.322cm" svg:height="1.851cm" svg:x="8.178cm" svg:y="17cm">
          <draw:image xlink:href="Pictures/100000000000003200000046D9B33800.gif" xlink:type="simple" xlink:show="embed" xlink:actuate="onLoad">
            <text:p/>
          </draw:image>
        </draw:frame>
        <draw:frame draw:style-name="gr1" draw:text-style-name="P1" draw:layer="layout" svg:width="1.322cm" svg:height="1.851cm" svg:x="9.178cm" svg:y="17cm">
          <draw:image xlink:href="Pictures/1000000000000032000000468FE63F62.gif" xlink:type="simple" xlink:show="embed" xlink:actuate="onLoad">
            <text:p/>
          </draw:image>
        </draw:frame>
        <draw:frame draw:style-name="gr1" draw:text-style-name="P1" draw:layer="layout" svg:width="1.322cm" svg:height="1.851cm" svg:x="10cm" svg:y="17cm">
          <draw:image xlink:href="Pictures/10000000000000320000004603AE280D.gif" xlink:type="simple" xlink:show="embed" xlink:actuate="onLoad">
            <text:p/>
          </draw:image>
        </draw:frame>
        <draw:frame draw:style-name="gr1" draw:text-style-name="P1" draw:layer="layout" svg:width="1.322cm" svg:height="1.851cm" svg:x="9.178cm" svg:y="19cm">
          <draw:image xlink:href="Pictures/100000000000003200000046A37E185A.gif" xlink:type="simple" xlink:show="embed" xlink:actuate="onLoad">
            <text:p/>
          </draw:image>
        </draw:frame>
        <draw:frame draw:style-name="gr1" draw:text-style-name="P1" draw:layer="layout" svg:width="1.322cm" svg:height="1.851cm" svg:x="10cm" svg:y="19cm">
          <draw:image xlink:href="Pictures/100000000000003200000046712A7D7C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19cm">
          <draw:image xlink:href="Pictures/1000000000000032000000465EF55496.gif" xlink:type="simple" xlink:show="embed" xlink:actuate="onLoad">
            <text:p/>
          </draw:image>
        </draw:frame>
        <draw:frame draw:style-name="gr1" draw:text-style-name="P1" draw:layer="layout" svg:width="1.322cm" svg:height="1.851cm" svg:x="8.178cm" svg:y="15.149cm">
          <draw:image xlink:href="Pictures/1000000000000032000000468AAC2BE6.gif" xlink:type="simple" xlink:show="embed" xlink:actuate="onLoad">
            <text:p/>
          </draw:image>
        </draw:frame>
        <draw:frame draw:style-name="gr1" draw:text-style-name="P1" draw:layer="layout" svg:width="1.322cm" svg:height="1.851cm" svg:x="9.178cm" svg:y="15.149cm">
          <draw:image xlink:href="Pictures/100000000000003200000046EB9BD4AF.gif" xlink:type="simple" xlink:show="embed" xlink:actuate="onLoad">
            <text:p/>
          </draw:image>
        </draw:frame>
        <draw:frame draw:style-name="gr1" draw:text-style-name="P1" draw:layer="layout" svg:width="1.322cm" svg:height="1.851cm" svg:x="10cm" svg:y="15.149cm">
          <draw:image xlink:href="Pictures/100000000000003200000046DDD7A4C1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15.149cm">
          <draw:image xlink:href="Pictures/100000000000003200000046E80E802C.gif" xlink:type="simple" xlink:show="embed" xlink:actuate="onLoad">
            <text:p/>
          </draw:image>
        </draw:frame>
        <draw:frame draw:style-name="gr1" draw:text-style-name="P1" draw:id="id1" draw:layer="layout" svg:width="1.322cm" svg:height="1.851cm" svg:x="0.5cm" svg:y="6.5cm">
          <draw:image xlink:href="Pictures/100000000000003200000046890C9135.gif" xlink:type="simple" xlink:show="embed" xlink:actuate="onLoad">
            <text:p/>
          </draw:image>
        </draw:frame>
        <draw:frame draw:style-name="gr1" draw:text-style-name="P1" draw:id="id2" draw:layer="layout" svg:width="1.322cm" svg:height="1.851cm" svg:x="1.5cm" svg:y="6.5cm">
          <draw:image xlink:href="Pictures/100000000000003200000046D1F46EBC.gif" xlink:type="simple" xlink:show="embed" xlink:actuate="onLoad">
            <text:p/>
          </draw:image>
        </draw:frame>
        <draw:frame draw:style-name="gr1" draw:text-style-name="P1" draw:id="id3" draw:layer="layout" svg:width="1.322cm" svg:height="1.851cm" svg:x="2.5cm" svg:y="6.5cm">
          <draw:image xlink:href="Pictures/1000000000000032000000467DF2888D.gif" xlink:type="simple" xlink:show="embed" xlink:actuate="onLoad">
            <text:p/>
          </draw:image>
        </draw:frame>
        <draw:frame draw:style-name="gr1" draw:text-style-name="P1" draw:id="id4" draw:layer="layout" svg:width="1.322cm" svg:height="1.851cm" svg:x="0.5cm" svg:y="8.5cm">
          <draw:image xlink:href="Pictures/1000000000000032000000463BBB2926.gif" xlink:type="simple" xlink:show="embed" xlink:actuate="onLoad">
            <text:p/>
          </draw:image>
        </draw:frame>
        <draw:frame draw:style-name="gr1" draw:text-style-name="P1" draw:id="id5" draw:layer="layout" svg:width="1.322cm" svg:height="1.851cm" svg:x="1.5cm" svg:y="8.5cm">
          <draw:image xlink:href="Pictures/1000000000000032000000461D9FAE65.gif" xlink:type="simple" xlink:show="embed" xlink:actuate="onLoad">
            <text:p/>
          </draw:image>
        </draw:frame>
        <draw:frame draw:style-name="gr1" draw:text-style-name="P1" draw:id="id6" draw:layer="layout" svg:width="1.322cm" svg:height="1.851cm" svg:x="2.5cm" svg:y="8.5cm">
          <draw:image xlink:href="Pictures/100000000000003200000046FD94F0EC.gif" xlink:type="simple" xlink:show="embed" xlink:actuate="onLoad">
            <text:p/>
          </draw:image>
        </draw:frame>
        <draw:frame draw:style-name="gr1" draw:text-style-name="P1" draw:id="id7" draw:layer="layout" svg:width="1.322cm" svg:height="1.851cm" svg:x="3.5cm" svg:y="8.5cm">
          <draw:image xlink:href="Pictures/100000000000003200000046EE2A7351.gif" xlink:type="simple" xlink:show="embed" xlink:actuate="onLoad">
            <text:p/>
          </draw:image>
        </draw:frame>
        <draw:frame draw:style-name="gr1" draw:text-style-name="P1" draw:id="id10" draw:layer="layout" svg:width="1.322cm" svg:height="1.851cm" svg:x="0.5cm" svg:y="12.5cm">
          <draw:image xlink:href="Pictures/10000000000000320000004619A77659.gif" xlink:type="simple" xlink:show="embed" xlink:actuate="onLoad">
            <text:p/>
          </draw:image>
        </draw:frame>
        <draw:frame draw:style-name="gr1" draw:text-style-name="P1" draw:id="id8" draw:layer="layout" svg:width="1.322cm" svg:height="1.851cm" svg:x="0.5cm" svg:y="10.5cm">
          <draw:image xlink:href="Pictures/100000000000003200000046B99C6D0E.gif" xlink:type="simple" xlink:show="embed" xlink:actuate="onLoad">
            <text:p/>
          </draw:image>
        </draw:frame>
        <draw:frame draw:style-name="gr1" draw:text-style-name="P1" draw:id="id9" draw:layer="layout" svg:width="1.322cm" svg:height="1.851cm" svg:x="1.5cm" svg:y="10.5cm">
          <draw:image xlink:href="Pictures/100000000000003200000046FF02A253.gif" xlink:type="simple" xlink:show="embed" xlink:actuate="onLoad">
            <text:p/>
          </draw:image>
        </draw:frame>
        <draw:frame draw:style-name="gr1" draw:text-style-name="P1" draw:id="id11" draw:layer="layout" svg:width="1.322cm" svg:height="1.851cm" svg:x="1.5cm" svg:y="12.5cm">
          <draw:image xlink:href="Pictures/1000000000000032000000460ADF5B15.gif" xlink:type="simple" xlink:show="embed" xlink:actuate="onLoad">
            <text:p/>
          </draw:image>
        </draw:frame>
        <draw:frame draw:style-name="gr1" draw:text-style-name="P1" draw:id="id12" draw:layer="layout" svg:width="1.322cm" svg:height="1.851cm" svg:x="2.5cm" svg:y="12.5cm">
          <draw:image xlink:href="Pictures/100000000000003200000046CEBBC5F4.gif" xlink:type="simple" xlink:show="embed" xlink:actuate="onLoad">
            <text:p/>
          </draw:image>
        </draw:frame>
        <draw:frame draw:style-name="gr1" draw:text-style-name="P1" draw:id="id13" draw:layer="layout" svg:width="1.322cm" svg:height="1.851cm" svg:x="3.5cm" svg:y="12.5cm">
          <draw:image xlink:href="Pictures/10000000000000320000004612746E71.gif" xlink:type="simple" xlink:show="embed" xlink:actuate="onLoad">
            <text:p/>
          </draw:image>
        </draw:frame>
        <draw:frame draw:style-name="gr4" draw:layer="layout" svg:width="0.59cm" svg:height="0.863cm" svg:x="21cm" svg:y="1.638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4" draw:layer="layout" svg:width="1.204cm" svg:height="0.858cm" svg:x="21.5cm" svg:y="1.642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" draw:layer="layout" svg:width="1.618cm" svg:height="1.015cm" svg:x="23.382cm" svg:y="1.486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4" draw:layer="layout" svg:width="0.611cm" svg:height="0.863cm" svg:x="25.5cm" svg:y="1.63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" draw:text-style-name="P1" draw:layer="layout" svg:width="1cm" svg:height="1cm" svg:x="26cm" svg:y="1.5cm">
          <draw:image xlink:href="Pictures/100000000000018B0000016741EF52EE.png" xlink:type="simple" xlink:show="embed" xlink:actuate="onLoad">
            <text:p/>
          </draw:image>
        </draw:frame>
        <draw:frame draw:style-name="gr1" draw:text-style-name="P1" draw:layer="layout" svg:width="0.679cm" svg:height="1.139cm" svg:x="21.821cm" svg:y="2.5cm">
          <draw:image xlink:href="Pictures/100000000000000C0000000CB2B89B07.png" xlink:type="simple" xlink:show="embed" xlink:actuate="onLoad">
            <text:p/>
          </draw:image>
        </draw:frame>
        <draw:frame draw:style-name="gr4" draw:layer="layout" svg:width="0.611cm" svg:height="0.863cm" svg:x="21cm" svg:y="2.637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4" draw:layer="layout" svg:width="1.618cm" svg:height="1.015cm" svg:x="19cm" svg:y="2.5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4" draw:layer="layout" svg:width="1.618cm" svg:height="1.015cm" svg:x="23.382cm" svg:y="2.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4" draw:layer="layout" svg:width="0.611cm" svg:height="0.863cm" svg:x="25.5cm" svg:y="2.637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4" draw:layer="layout" svg:width="1.204cm" svg:height="0.858cm" svg:x="26cm" svg:y="2.642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4" draw:layer="layout" svg:width="1.204cm" svg:height="0.858cm" svg:x="21.5cm" svg:y="3.64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4" draw:layer="layout" svg:width="0.598cm" svg:height="0.863cm" svg:x="21cm" svg:y="3.637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4" draw:layer="layout" svg:width="1.618cm" svg:height="1.015cm" svg:x="19cm" svg:y="3.5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4" draw:layer="layout" svg:width="2.304cm" svg:height="1.015cm" svg:x="23.196cm" svg:y="3.5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" draw:text-style-name="P1" draw:id="id14" draw:layer="layout" svg:width="5.794cm" svg:height="8.229cm" svg:x="15.5cm" svg:y="6.771cm">
          <draw:image xlink:href="Pictures/10000000000000DB00000137D4EFFA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20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40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604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805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1.006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1.207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.408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1.609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1.8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2.0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2.2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4" draw:layer="layout" svg:width="0.886cm" svg:height="1.015cm" svg:x="10cm" svg:y="8.501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4" draw:layer="layout" svg:width="0.963cm" svg:height="1.015cm" svg:x="8.038cm" svg:y="10.501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4" draw:layer="layout" svg:width="0.826cm" svg:height="1.015cm" svg:x="12cm" svg:y="10.501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4" draw:layer="layout" svg:width="0.699cm" svg:height="1.015cm" svg:x="10.001cm" svg:y="12.001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1" draw:text-style-name="P1" draw:layer="layout" svg:width="1.322cm" svg:height="1.851cm" svg:x="8cm" svg:y="15cm">
          <draw:image xlink:href="Pictures/1000000000000032000000466F92D621.gif" xlink:type="simple" xlink:show="embed" xlink:actuate="onLoad">
            <text:p/>
          </draw:image>
        </draw:frame>
        <draw:frame draw:style-name="gr1" draw:text-style-name="P1" draw:layer="layout" svg:width="1.322cm" svg:height="1.851cm" svg:x="8cm" svg:y="19cm">
          <draw:image xlink:href="Pictures/10000000000000320000004619A77659.gif" xlink:type="simple" xlink:show="embed" xlink:actuate="onLoad">
            <text:p/>
          </draw:image>
        </draw:frame>
        <draw:frame draw:style-name="gr1" draw:text-style-name="P1" draw:layer="layout" svg:width="1.322cm" svg:height="1.851cm" svg:x="8cm" svg:y="17cm">
          <draw:image xlink:href="Pictures/1000000000000032000000462E0F05CD.gif" xlink:type="simple" xlink:show="embed" xlink:actuate="onLoad">
            <text:p/>
          </draw:image>
        </draw:frame>
        <draw:frame draw:style-name="gr1" draw:text-style-name="P1" draw:layer="layout" svg:width="1.322cm" svg:height="1.851cm" svg:x="9cm" svg:y="19cm">
          <draw:image xlink:href="Pictures/10000000000000320000004609F24956.gif" xlink:type="simple" xlink:show="embed" xlink:actuate="onLoad">
            <text:p/>
          </draw:image>
        </draw:frame>
        <draw:frame draw:style-name="gr1" draw:text-style-name="P1" draw:layer="layout" svg:width="1.322cm" svg:height="1.851cm" svg:x="10cm" svg:y="19cm">
          <draw:image xlink:href="Pictures/1000000000000032000000460ADF5B15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19cm">
          <draw:image xlink:href="Pictures/100000000000003200000046CEBBC5F4.gif" xlink:type="simple" xlink:show="embed" xlink:actuate="onLoad">
            <text:p/>
          </draw:image>
        </draw:frame>
        <draw:frame draw:style-name="gr1" draw:text-style-name="P1" draw:layer="layout" svg:width="1.322cm" svg:height="1.851cm" svg:x="9cm" svg:y="17cm">
          <draw:image xlink:href="Pictures/100000000000003200000046B99C6D0E.gif" xlink:type="simple" xlink:show="embed" xlink:actuate="onLoad">
            <text:p/>
          </draw:image>
        </draw:frame>
        <draw:frame draw:style-name="gr4" draw:layer="layout" svg:width="0.886cm" svg:height="1.015cm" svg:x="19.5cm" svg:y="0.501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4" draw:layer="layout" svg:width="0.826cm" svg:height="1.015cm" svg:x="21.674cm" svg:y="0.486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4" draw:layer="layout" svg:width="0.699cm" svg:height="1.015cm" svg:x="23.802cm" svg:y="0.486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4" draw:layer="layout" svg:width="0.963cm" svg:height="1.015cm" svg:x="26.001cm" svg:y="0.486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4" draw:layer="layout" svg:width="0.59cm" svg:height="0.863cm" svg:x="23.5cm" svg:y="1.63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1" draw:text-style-name="P1" draw:layer="layout" svg:width="0.917cm" svg:height="0.761cm" svg:x="24cm" svg:y="1.739cm">
          <draw:image xlink:href="Pictures/10000000000000DB000000F592F2507A.png" xlink:type="simple" xlink:show="embed" xlink:actuate="onLoad">
            <text:p/>
          </draw:image>
        </draw:frame>
        <draw:frame draw:style-name="gr1" draw:text-style-name="P1" draw:layer="layout" svg:width="1.322cm" svg:height="1.851cm" svg:x="8cm" svg:y="13cm">
          <draw:image xlink:href="Pictures/10000000000000320000004655AD4EC5.gif" xlink:type="simple" xlink:show="embed" xlink:actuate="onLoad">
            <text:p/>
          </draw:image>
        </draw:frame>
        <draw:frame draw:style-name="gr1" draw:text-style-name="P1" draw:layer="layout" svg:width="1.322cm" svg:height="1.851cm" svg:x="9cm" svg:y="13cm">
          <draw:image xlink:href="Pictures/100000000000003200000046B980A54B.gif" xlink:type="simple" xlink:show="embed" xlink:actuate="onLoad">
            <text:p/>
          </draw:image>
        </draw:frame>
        <draw:frame draw:style-name="gr1" draw:text-style-name="P1" draw:layer="layout" svg:width="1.322cm" svg:height="1.851cm" svg:x="10cm" svg:y="13cm">
          <draw:image xlink:href="Pictures/1000000000000032000000461976414E.gif" xlink:type="simple" xlink:show="embed" xlink:actuate="onLoad">
            <text:p/>
          </draw:image>
        </draw:frame>
        <draw:frame draw:style-name="gr1" draw:text-style-name="P1" draw:layer="layout" svg:width="1.322cm" svg:height="1.851cm" svg:x="11cm" svg:y="13cm">
          <draw:image xlink:href="Pictures/100000000000003200000046AB1AB365.gif" xlink:type="simple" xlink:show="embed" xlink:actuate="onLoad">
            <text:p/>
          </draw:image>
        </draw:frame>
        <draw:frame draw:style-name="gr1" draw:text-style-name="P1" draw:layer="layout" svg:width="1.322cm" svg:height="1.851cm" svg:x="12cm" svg:y="13cm">
          <draw:image xlink:href="Pictures/1000000000000032000000460D187668.gif" xlink:type="simple" xlink:show="embed" xlink:actuate="onLoad">
            <text:p/>
          </draw:image>
        </draw:frame>
        <draw:frame draw:style-name="gr1" draw:text-style-name="P1" draw:layer="layout" svg:width="1.322cm" svg:height="1.851cm" svg:x="12.678cm" svg:y="13cm">
          <draw:image xlink:href="Pictures/100000000000003200000046D1F46EBC.gif" xlink:type="simple" xlink:show="embed" xlink:actuate="onLoad">
            <text:p/>
          </draw:image>
        </draw:frame>
        <draw:frame draw:style-name="gr1" draw:text-style-name="P1" draw:id="id21" draw:layer="layout" svg:width="4.974cm" svg:height="7.99cm" svg:x="8cm" svg:y="0.51cm">
          <draw:image xlink:href="Pictures/10000000000000BC0000012E837FDEE0.png" xlink:type="simple" xlink:show="embed" xlink:actuate="onLoad">
            <text:p/>
          </draw:image>
        </draw:frame>
        <draw:frame draw:style-name="gr4" draw:layer="layout" svg:width="1.618cm" svg:height="1.015cm" svg:x="25.5cm" svg:y="1.485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4" draw:layer="layout" svg:width="0.611cm" svg:height="0.863cm" svg:x="18.889cm" svg:y="2.637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1" draw:text-style-name="P1" draw:layer="layout" svg:width="0.917cm" svg:height="0.761cm" svg:x="19.5cm" svg:y="2.739cm">
          <draw:image xlink:href="Pictures/10000000000000DB000000F592F2507A.png" xlink:type="simple" xlink:show="embed" xlink:actuate="onLoad">
            <text:p/>
          </draw:image>
        </draw:frame>
        <draw:frame draw:style-name="gr4" draw:layer="layout" svg:width="1.618cm" svg:height="1.015cm" svg:x="21.382cm" svg:y="2.5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4" draw:id="id15" draw:layer="layout" svg:width="0.658cm" svg:height="1.015cm" svg:x="23.842cm" svg:y="2.5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1" draw:text-style-name="P1" draw:id="id17" draw:layer="layout" svg:width="0.917cm" svg:height="0.761cm" svg:x="24cm" svg:y="2.739cm">
          <draw:image xlink:href="Pictures/10000000000000DB000000F592F2507A.png" xlink:type="simple" xlink:show="embed" xlink:actuate="onLoad">
            <text:p/>
          </draw:image>
        </draw:frame>
        <draw:frame draw:style-name="gr4" draw:id="id16" draw:layer="layout" svg:width="0.682cm" svg:height="1.023cm" svg:x="23.318cm" svg:y="2.5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4" draw:id="id19" draw:layer="layout" svg:width="2.304cm" svg:height="1.015cm" svg:x="18.696cm" svg:y="3.5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4" draw:id="id18" draw:layer="layout" svg:width="1.483cm" svg:height="1.015cm" svg:x="25.517cm" svg:y="2.5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1" draw:text-style-name="P1" draw:id="id20" draw:layer="layout" svg:width="1.322cm" svg:height="1.851cm" svg:x="3.5cm" svg:y="10cm">
          <draw:image xlink:href="Pictures/100000000000003200000046C7B1DCD4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15" smil:type="slideWipe" smil:subtype="fromBottom" smil:mode="out"/>
                  <anim:set smil:begin="0.499s" smil:dur="0.001s" smil:fill="hold" smil:targetElement="id15" smil:attributeName="visibility" smil:to="hidden"/>
                </anim:par>
              </anim:par>
              <anim:par smil:begin="0.5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1" draw:text-style-name="P1" draw:layer="layout" svg:width="1.322cm" svg:height="1.851cm" svg:x="1.678cm" svg:y="1.149cm">
          <draw:image xlink:href="Pictures/100000000000003200000046890C9135.gif" xlink:type="simple" xlink:show="embed" xlink:actuate="onLoad">
            <text:p/>
          </draw:image>
        </draw:frame>
        <draw:frame draw:style-name="gr1" draw:text-style-name="P1" draw:layer="layout" svg:width="1.322cm" svg:height="1.851cm" svg:x="2.678cm" svg:y="1.149cm">
          <draw:image xlink:href="Pictures/100000000000003200000046B980A54B.gif" xlink:type="simple" xlink:show="embed" xlink:actuate="onLoad">
            <text:p/>
          </draw:image>
        </draw:frame>
        <draw:frame draw:style-name="gr1" draw:text-style-name="P1" draw:layer="layout" svg:width="1.322cm" svg:height="1.851cm" svg:x="3.5cm" svg:y="1.149cm">
          <draw:image xlink:href="Pictures/1000000000000032000000461976414E.gif" xlink:type="simple" xlink:show="embed" xlink:actuate="onLoad">
            <text:p/>
          </draw:image>
        </draw:frame>
        <draw:frame draw:style-name="gr1" draw:text-style-name="P1" draw:layer="layout" svg:width="1.322cm" svg:height="1.851cm" svg:x="4.178cm" svg:y="1.149cm">
          <draw:image xlink:href="Pictures/100000000000003200000046AB1AB365.gif" xlink:type="simple" xlink:show="embed" xlink:actuate="onLoad">
            <text:p/>
          </draw:image>
        </draw:frame>
        <draw:frame draw:style-name="gr1" draw:text-style-name="P1" draw:layer="layout" svg:width="1.322cm" svg:height="1.851cm" svg:x="5cm" svg:y="1.149cm">
          <draw:image xlink:href="Pictures/10000000000000320000004622BECD75.gif" xlink:type="simple" xlink:show="embed" xlink:actuate="onLoad">
            <text:p/>
          </draw:image>
        </draw:frame>
        <draw:frame draw:style-name="gr1" draw:text-style-name="P1" draw:layer="layout" svg:width="1.322cm" svg:height="1.851cm" svg:x="5.678cm" svg:y="1.149cm">
          <draw:image xlink:href="Pictures/1000000000000032000000468DBC29D2.gif" xlink:type="simple" xlink:show="embed" xlink:actuate="onLoad">
            <text:p/>
          </draw:image>
        </draw:frame>
        <draw:frame draw:style-name="gr1" draw:text-style-name="P1" draw:layer="layout" svg:width="1.322cm" svg:height="1.851cm" svg:x="6.5cm" svg:y="1.149cm">
          <draw:image xlink:href="Pictures/100000000000003200000046CF307B02.gif" xlink:type="simple" xlink:show="embed" xlink:actuate="onLoad">
            <text:p/>
          </draw:image>
        </draw:frame>
        <draw:frame draw:style-name="gr1" draw:text-style-name="P1" draw:layer="layout" svg:width="1.322cm" svg:height="1.851cm" svg:x="1.678cm" svg:y="3cm">
          <draw:image xlink:href="Pictures/1000000000000032000000467CDA8A81.gif" xlink:type="simple" xlink:show="embed" xlink:actuate="onLoad">
            <text:p/>
          </draw:image>
        </draw:frame>
        <draw:frame draw:style-name="gr1" draw:text-style-name="P1" draw:layer="layout" svg:width="1.322cm" svg:height="1.851cm" svg:x="2.678cm" svg:y="3cm">
          <draw:image xlink:href="Pictures/100000000000003200000046FF02A253.gif" xlink:type="simple" xlink:show="embed" xlink:actuate="onLoad">
            <text:p/>
          </draw:image>
        </draw:frame>
        <draw:frame draw:style-name="gr1" draw:text-style-name="P1" draw:layer="layout" svg:width="1.322cm" svg:height="1.851cm" svg:x="1.678cm" svg:y="5cm">
          <draw:image xlink:href="Pictures/1000000000000032000000460ADF5B15.gif" xlink:type="simple" xlink:show="embed" xlink:actuate="onLoad">
            <text:p/>
          </draw:image>
        </draw:frame>
        <draw:frame draw:style-name="gr1" draw:text-style-name="P1" draw:layer="layout" svg:width="1.322cm" svg:height="1.851cm" svg:x="2.678cm" svg:y="5cm">
          <draw:image xlink:href="Pictures/100000000000003200000046CEBBC5F4.gif" xlink:type="simple" xlink:show="embed" xlink:actuate="onLoad">
            <text:p/>
          </draw:image>
        </draw:frame>
        <draw:frame draw:style-name="gr1" draw:text-style-name="P1" draw:layer="layout" svg:width="1.322cm" svg:height="1.851cm" svg:x="3.5cm" svg:y="5cm">
          <draw:image xlink:href="Pictures/100000000000003200000046CDA9D41B.gif" xlink:type="simple" xlink:show="embed" xlink:actuate="onLoad">
            <text:p/>
          </draw:image>
        </draw:frame>
        <draw:frame draw:style-name="gr1" draw:text-style-name="P1" draw:layer="layout" svg:width="1.322cm" svg:height="1.851cm" svg:x="4.5cm" svg:y="5cm">
          <draw:image xlink:href="Pictures/100000000000003200000046488EAA80.gif" xlink:type="simple" xlink:show="embed" xlink:actuate="onLoad">
            <text:p/>
          </draw:image>
        </draw:frame>
        <draw:frame draw:style-name="gr1" draw:text-style-name="P1" draw:layer="layout" svg:width="1.322cm" svg:height="1.851cm" svg:x="5.178cm" svg:y="5cm">
          <draw:image xlink:href="Pictures/10000000000000320000004608D7FF4F.gif" xlink:type="simple" xlink:show="embed" xlink:actuate="onLoad">
            <text:p/>
          </draw:image>
        </draw:frame>
        <draw:frame draw:style-name="gr1" draw:text-style-name="P1" draw:layer="layout" svg:width="1.322cm" svg:height="1.851cm" svg:x="13.178cm" svg:y="3cm">
          <draw:image xlink:href="Pictures/1000000000000032000000463BBB2926.gif" xlink:type="simple" xlink:show="embed" xlink:actuate="onLoad">
            <text:p/>
          </draw:image>
        </draw:frame>
        <draw:frame draw:style-name="gr1" draw:text-style-name="P1" draw:layer="layout" svg:width="1.322cm" svg:height="1.851cm" svg:x="13.178cm" svg:y="1.149cm">
          <draw:image xlink:href="Pictures/1000000000000032000000460D187668.gif" xlink:type="simple" xlink:show="embed" xlink:actuate="onLoad">
            <text:p/>
          </draw:image>
        </draw:frame>
        <draw:frame draw:style-name="gr1" draw:text-style-name="P1" draw:layer="layout" svg:width="1.322cm" svg:height="1.851cm" svg:x="14cm" svg:y="1.149cm">
          <draw:image xlink:href="Pictures/1000000000000032000000467DF2888D.gif" xlink:type="simple" xlink:show="embed" xlink:actuate="onLoad">
            <text:p/>
          </draw:image>
        </draw:frame>
        <draw:frame draw:style-name="gr1" draw:text-style-name="P1" draw:layer="layout" svg:width="1.322cm" svg:height="1.851cm" svg:x="14cm" svg:y="3cm">
          <draw:image xlink:href="Pictures/1000000000000032000000468AAC2BE6.gif" xlink:type="simple" xlink:show="embed" xlink:actuate="onLoad">
            <text:p/>
          </draw:image>
        </draw:frame>
        <draw:frame draw:style-name="gr1" draw:text-style-name="P1" draw:layer="layout" svg:width="1.322cm" svg:height="1.851cm" svg:x="15cm" svg:y="3cm">
          <draw:image xlink:href="Pictures/100000000000003200000046B214001C.gif" xlink:type="simple" xlink:show="embed" xlink:actuate="onLoad">
            <text:p/>
          </draw:image>
        </draw:frame>
        <draw:frame draw:style-name="gr1" draw:text-style-name="P1" draw:layer="layout" svg:width="1.322cm" svg:height="1.851cm" svg:x="15.678cm" svg:y="3cm">
          <draw:image xlink:href="Pictures/1000000000000032000000461D9FAE65.gif" xlink:type="simple" xlink:show="embed" xlink:actuate="onLoad">
            <text:p/>
          </draw:image>
        </draw:frame>
        <draw:frame draw:style-name="gr1" draw:text-style-name="P1" draw:layer="layout" svg:width="1.322cm" svg:height="1.851cm" svg:x="16.5cm" svg:y="3cm">
          <draw:image xlink:href="Pictures/100000000000003200000046EB9BD4AF.gif" xlink:type="simple" xlink:show="embed" xlink:actuate="onLoad">
            <text:p/>
          </draw:image>
        </draw:frame>
        <draw:frame draw:style-name="gr1" draw:text-style-name="P1" draw:layer="layout" svg:width="1.322cm" svg:height="1.851cm" svg:x="17.178cm" svg:y="3cm">
          <draw:image xlink:href="Pictures/100000000000003200000046EE2A7351.gif" xlink:type="simple" xlink:show="embed" xlink:actuate="onLoad">
            <text:p/>
          </draw:image>
        </draw:frame>
        <draw:frame draw:style-name="gr1" draw:text-style-name="P1" draw:layer="layout" svg:width="1.322cm" svg:height="1.851cm" svg:x="18cm" svg:y="3cm">
          <draw:image xlink:href="Pictures/1000000000000032000000469842CAF5.gif" xlink:type="simple" xlink:show="embed" xlink:actuate="onLoad">
            <text:p/>
          </draw:image>
        </draw:frame>
        <draw:frame draw:style-name="gr1" draw:text-style-name="P1" draw:layer="layout" svg:width="1.322cm" svg:height="1.851cm" svg:x="13.178cm" svg:y="5cm">
          <draw:image xlink:href="Pictures/1000000000000032000000465B851180.gif" xlink:type="simple" xlink:show="embed" xlink:actuate="onLoad">
            <text:p/>
          </draw:image>
        </draw:frame>
        <draw:frame draw:style-name="gr1" draw:text-style-name="P1" draw:layer="layout" svg:width="1.322cm" svg:height="1.851cm" svg:x="13.178cm" svg:y="7cm">
          <draw:image xlink:href="Pictures/10000000000000320000004608D7FF4F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11.5cm">
          <draw:image xlink:href="Pictures/10000000000000320000004655AD4EC5.gif" xlink:type="simple" xlink:show="embed" xlink:actuate="onLoad">
            <text:p/>
          </draw:image>
        </draw:frame>
        <draw:frame draw:style-name="gr1" draw:text-style-name="P1" draw:layer="layout" svg:width="1.322cm" svg:height="1.851cm" svg:x="2.5cm" svg:y="11.5cm">
          <draw:image xlink:href="Pictures/100000000000003200000046890C9135.gif" xlink:type="simple" xlink:show="embed" xlink:actuate="onLoad">
            <text:p/>
          </draw:image>
        </draw:frame>
        <draw:frame draw:style-name="gr1" draw:text-style-name="P1" draw:layer="layout" svg:width="1.322cm" svg:height="1.851cm" svg:x="3.5cm" svg:y="11.5cm">
          <draw:image xlink:href="Pictures/100000000000003200000046B980A54B.gif" xlink:type="simple" xlink:show="embed" xlink:actuate="onLoad">
            <text:p/>
          </draw:image>
        </draw:frame>
        <draw:frame draw:style-name="gr1" draw:text-style-name="P1" draw:layer="layout" svg:width="1.322cm" svg:height="1.851cm" svg:x="4.5cm" svg:y="11.5cm">
          <draw:image xlink:href="Pictures/1000000000000032000000461976414E.gif" xlink:type="simple" xlink:show="embed" xlink:actuate="onLoad">
            <text:p/>
          </draw:image>
        </draw:frame>
        <draw:frame draw:style-name="gr1" draw:text-style-name="P1" draw:layer="layout" svg:width="1.322cm" svg:height="1.851cm" svg:x="5.5cm" svg:y="11.5cm">
          <draw:image xlink:href="Pictures/1000000000000032000000460D187668.gif" xlink:type="simple" xlink:show="embed" xlink:actuate="onLoad">
            <text:p/>
          </draw:image>
        </draw:frame>
        <draw:frame draw:style-name="gr1" draw:text-style-name="P1" draw:layer="layout" svg:width="1.322cm" svg:height="1.851cm" svg:x="6.5cm" svg:y="11.5cm">
          <draw:image xlink:href="Pictures/100000000000003200000046D1F46EBC.gif" xlink:type="simple" xlink:show="embed" xlink:actuate="onLoad">
            <text:p/>
          </draw:image>
        </draw:frame>
        <draw:frame draw:style-name="gr1" draw:text-style-name="P1" draw:layer="layout" svg:width="1.322cm" svg:height="1.851cm" svg:x="7.5cm" svg:y="11.5cm">
          <draw:image xlink:href="Pictures/1000000000000032000000467DF2888D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13.5cm">
          <draw:image xlink:href="Pictures/1000000000000032000000463BBB2926.gif" xlink:type="simple" xlink:show="embed" xlink:actuate="onLoad">
            <text:p/>
          </draw:image>
        </draw:frame>
        <draw:frame draw:style-name="gr1" draw:text-style-name="P1" draw:layer="layout" svg:width="1.322cm" svg:height="1.851cm" svg:x="2.5cm" svg:y="13.5cm">
          <draw:image xlink:href="Pictures/1000000000000032000000466F92D621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15.5cm">
          <draw:image xlink:href="Pictures/100000000000003200000046FF02A253.gif" xlink:type="simple" xlink:show="embed" xlink:actuate="onLoad">
            <text:p/>
          </draw:image>
        </draw:frame>
        <draw:frame draw:style-name="gr2" draw:text-style-name="P1" draw:layer="layout" svg:width="1.322cm" svg:height="1.851cm" svg:x="14cm" svg:y="5cm">
          <draw:image xlink:href="Pictures/100000000000003200000046D9B33800.gif" xlink:type="simple" xlink:show="embed" xlink:actuate="onLoad">
            <text:p/>
          </draw:image>
        </draw:frame>
        <draw:frame draw:style-name="gr1" draw:text-style-name="P1" draw:layer="layout" svg:width="1.322cm" svg:height="1.851cm" svg:x="15cm" svg:y="5cm">
          <draw:image xlink:href="Pictures/1000000000000032000000468FE63F62.gif" xlink:type="simple" xlink:show="embed" xlink:actuate="onLoad">
            <text:p/>
          </draw:image>
        </draw:frame>
        <draw:frame draw:style-name="gr1" draw:text-style-name="P1" draw:layer="layout" svg:width="1.322cm" svg:height="1.851cm" svg:x="1.5cm" svg:y="17.5cm">
          <draw:image xlink:href="Pictures/100000000000003200000046CEBBC5F4.gif" xlink:type="simple" xlink:show="embed" xlink:actuate="onLoad">
            <text:p/>
          </draw:image>
        </draw:frame>
        <draw:frame draw:style-name="gr1" draw:text-style-name="P1" draw:layer="layout" svg:width="1.322cm" svg:height="1.851cm" svg:x="2.678cm" svg:y="17.5cm">
          <draw:image xlink:href="Pictures/100000000000003200000046CDA9D41B.gif" xlink:type="simple" xlink:show="embed" xlink:actuate="onLoad">
            <text:p/>
          </draw:image>
        </draw:frame>
        <draw:frame draw:style-name="gr1" draw:text-style-name="P1" draw:layer="layout" svg:width="1.322cm" svg:height="1.851cm" svg:x="3.5cm" svg:y="17.5cm">
          <draw:image xlink:href="Pictures/100000000000003200000046488EAA8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rystian Dowolski</meta:initial-creator>
    <meta:creation-date>2009-03-25T11:20:40.85</meta:creation-date>
    <meta:editing-duration>PT07H04M03S</meta:editing-duration>
    <meta:editing-cycles>17</meta:editing-cycles>
    <dc:date>2009-03-25T18:44:15.98</dc:date>
    <dc:creator>Krystian Dowolski</dc:creator>
    <meta:generator>OpenOffice.org/3.0$Win32 OpenOffice.org_project/300m15$Build-9379</meta:generator>
    <meta:document-statistic meta:object-count="417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i>?</math:mi>
    <math:annotation math:encoding="StarMath 5.0">?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3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i math:fontstyle="italic">pas...</math:mi>
    <math:annotation math:encoding="StarMath 5.0">pas...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3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i math:fontstyle="italic">pas...</math:mi>
    <math:annotation math:encoding="StarMath 5.0">pas...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i>?</math:mi>
    <math:annotation math:encoding="StarMath 5.0">?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n>4</math:mn>
    <math:annotation math:encoding="StarMath 5.0">4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i math:fontstyle="italic">pas...</math:mi>
    <math:annotation math:encoding="StarMath 5.0">pas...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i math:fontstyle="italic">rktr.</math:mi>
    <math:annotation math:encoding="StarMath 5.0">rktr.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i>?</math:mi>
    <math:annotation math:encoding="StarMath 5.0">?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i math:fontstyle="italic">rktr.</math:mi>
    <math:annotation math:encoding="StarMath 5.0">rktr.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i>?</math:mi>
    <math:annotation math:encoding="StarMath 5.0">?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3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3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3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i math:fontstyle="italic">BA</math:mi>
    <math:annotation math:encoding="StarMath 5.0">BA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i math:fontstyle="italic">rktr.</math:mi>
    <math:annotation math:encoding="StarMath 5.0">rktr.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i math:fontstyle="italic">pas</math:mi>
    <math:annotation math:encoding="StarMath 5.0">pa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 math:fontstyle="italic">ktr.</math:mi>
    <math:annotation math:encoding="StarMath 5.0">ktr.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i>?</math:mi>
    <math:annotation math:encoding="StarMath 5.0">?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
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n>3</math:mn>
    <math:annotation math:encoding="StarMath 5.0">3</math:annotation>
  </math:semantics>
</math:math>
</file>